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B" style:family="table-column">
      <style:table-column-properties style:column-width="5.667cm" style:rel-column-width="21844*"/>
    </style:style>
    <style:style style:name="Table3.C" style:family="table-column">
      <style:table-column-properties style:column-width="5.6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2.193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6.502cm"/>
    </style:style>
    <style:style style:name="Table5.D" style:family="table-column">
      <style:table-column-properties style:column-width="2.609cm"/>
    </style:style>
    <style:style style:name="Table5.E" style:family="table-column">
      <style:table-column-properties style:column-width="2.30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4.249cm"/>
    </style:style>
    <style:style style:name="Table6.B" style:family="table-column">
      <style:table-column-properties style:column-width="7.052cm"/>
    </style:style>
    <style:style style:name="Table6.C" style:family="table-column">
      <style:table-column-properties style:column-width="5.7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85cm" fo:margin-left="0.058cm" fo:margin-top="0cm" fo:margin-bottom="0cm" table:align="left" style:writing-mode="lr-tb"/>
    </style:style>
    <style:style style:name="Table1.A" style:family="table-column">
      <style:table-column-properties style:column-width="5.54cm"/>
    </style:style>
    <style:style style:name="Table1.B" style:family="table-column">
      <style:table-column-properties style:column-width="5.348cm"/>
    </style:style>
    <style:style style:name="Table1.C" style:family="table-column">
      <style:table-column-properties style:column-width="5.96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993cm" style:rel-column-width="7683*"/>
    </style:style>
    <style:style style:name="Table10.B" style:family="table-column">
      <style:table-column-properties style:column-width="6.505cm" style:rel-column-width="25077*"/>
    </style:style>
    <style:style style:name="Table10.C" style:family="table-column">
      <style:table-column-properties style:column-width="4.251cm" style:rel-column-width="16387*"/>
    </style:style>
    <style:style style:name="Table10.D" style:family="table-column">
      <style:table-column-properties style:column-width="4.251cm" style:rel-column-width="1638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9.4cm" table:align="left"/>
    </style:style>
    <style:style style:name="Table13.A" style:family="table-column">
      <style:table-column-properties style:column-width="5.403cm"/>
    </style:style>
    <style:style style:name="Table13.B" style:family="table-column">
      <style:table-column-properties style:column-width="3.9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489cm" fo:margin-left="0cm" table:align="left"/>
    </style:style>
    <style:style style:name="Table15.A" style:family="table-column">
      <style:table-column-properties style:column-width="5.666cm"/>
    </style:style>
    <style:style style:name="Table15.B" style:family="table-column">
      <style:table-column-properties style:column-width="5.667cm"/>
    </style:style>
    <style:style style:name="Table15.C" style:family="table-column">
      <style:table-column-properties style:column-width="6.156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c3676" officeooo:paragraph-rsid="000c3676" style:font-size-asian="8.75pt" style:font-size-complex="10pt"/>
    </style:style>
    <style:style style:name="P2" style:family="paragraph" style:parent-style-name="Standard">
      <style:text-properties fo:font-size="10pt" style:text-underline-style="solid" style:text-underline-width="auto" style:text-underline-color="font-color" officeooo:rsid="000c3676" officeooo:paragraph-rsid="000c3676" style:font-size-asian="10pt" style:font-size-complex="10pt"/>
    </style:style>
    <style:style style:name="P3" style:family="paragraph" style:parent-style-name="Standard">
      <style:text-properties fo:font-size="10pt" style:text-underline-style="none" fo:font-weight="bold" officeooo:rsid="000c3676" officeooo:paragraph-rsid="000c3676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officeooo:rsid="000c3676" officeooo:paragraph-rsid="001a1d25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0c3676" officeooo:paragraph-rsid="000c3676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f981e" officeooo:paragraph-rsid="000f981e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f981e" officeooo:paragraph-rsid="00143a80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31f74" officeooo:paragraph-rsid="00131f74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31f74" officeooo:paragraph-rsid="001a1d2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c3676" officeooo:paragraph-rsid="001a1d25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8pt" officeooo:rsid="000c3676" officeooo:paragraph-rsid="000c3676" style:font-size-asian="8pt" style:font-size-complex="8pt"/>
    </style:style>
    <style:style style:name="P12" style:family="paragraph" style:parent-style-name="Standard">
      <style:text-properties fo:font-size="8pt" officeooo:rsid="000c3676" officeooo:paragraph-rsid="00198529" style:font-size-asian="8pt" style:font-size-complex="8pt"/>
    </style:style>
    <style:style style:name="P13" style:family="paragraph" style:parent-style-name="Standard">
      <style:text-properties fo:font-size="8pt" officeooo:rsid="000c3676" officeooo:paragraph-rsid="001a1d25" style:font-size-asian="8pt" style:font-size-complex="8pt"/>
    </style:style>
    <style:style style:name="P14" style:family="paragraph" style:parent-style-name="Standard">
      <style:text-properties fo:font-size="8pt" officeooo:rsid="000f981e" officeooo:paragraph-rsid="000f981e" style:font-size-asian="8pt" style:font-size-complex="8pt"/>
    </style:style>
    <style:style style:name="P15" style:family="paragraph" style:parent-style-name="Standard">
      <style:text-properties fo:font-size="8pt" officeooo:rsid="000f981e" officeooo:paragraph-rsid="001a790e" style:font-size-asian="8pt" style:font-size-complex="8pt"/>
    </style:style>
    <style:style style:name="P16" style:family="paragraph" style:parent-style-name="Standard">
      <style:text-properties fo:font-size="8pt" fo:font-weight="bold" officeooo:rsid="000c3676" officeooo:paragraph-rsid="001a1d25" style:font-size-asian="8pt" style:font-weight-asian="bold" style:font-size-complex="8pt" style:font-weight-complex="bold"/>
    </style:style>
    <style:style style:name="P17" style:family="paragraph" style:parent-style-name="Standard">
      <style:text-properties fo:font-size="8pt" fo:font-weight="normal" officeooo:rsid="000f981e" officeooo:paragraph-rsid="001a1d25" style:font-size-asian="8pt" style:font-weight-asian="normal" style:font-size-complex="8pt" style:font-weight-complex="normal"/>
    </style:style>
    <style:style style:name="P18" style:family="paragraph" style:parent-style-name="Standard">
      <style:text-properties fo:font-size="8pt" fo:font-weight="normal" officeooo:rsid="0014facc" officeooo:paragraph-rsid="001a1d25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size="8pt" fo:font-weight="normal" officeooo:rsid="0014facc" officeooo:paragraph-rsid="001a790e" style:font-size-asian="8pt" style:font-weight-asian="normal" style:font-size-complex="8pt" style:font-weight-complex="normal"/>
    </style:style>
    <style:style style:name="P20" style:family="paragraph" style:parent-style-name="Standard">
      <style:text-properties fo:font-size="8pt" fo:font-weight="normal" officeooo:rsid="00131f74" officeooo:paragraph-rsid="001a1d25" style:font-size-asian="8pt" style:font-weight-asian="normal" style:font-size-complex="8pt" style:font-weight-complex="normal"/>
    </style:style>
    <style:style style:name="P21" style:family="paragraph" style:parent-style-name="Standard">
      <style:text-properties fo:font-size="8pt" fo:font-weight="normal" officeooo:rsid="001a1d25" officeooo:paragraph-rsid="001a1d25" style:font-size-asian="8pt" style:font-weight-asian="normal" style:font-size-complex="8pt" style:font-weight-complex="normal"/>
    </style:style>
    <style:style style:name="P22" style:family="paragraph" style:parent-style-name="Standard">
      <style:text-properties fo:color="#000000" style:font-name="Times New Roman" fo:font-size="12pt" style:text-underline-style="none" fo:font-weight="bold" officeooo:rsid="006ce05a" officeooo:paragraph-rsid="0016c8d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/>
      <style:text-properties fo:color="#000000" style:font-name="Times New Roman" fo:font-size="12pt" style:text-underline-style="none" fo:font-weight="normal" officeooo:rsid="00186ad0" officeooo:paragraph-rsid="0016c8d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fo:color="#000000" style:font-name="Times New Roman" fo:font-size="12pt" style:text-underline-style="none" fo:font-weight="normal" officeooo:rsid="00190364" officeooo:paragraph-rsid="0016c8d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8pt" style:text-underline-style="none" fo:font-weight="bold" officeooo:rsid="006ce05a" officeooo:paragraph-rsid="001b4dbc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8pt" style:text-underline-style="none" fo:font-weight="bold" officeooo:rsid="006ce05a" officeooo:paragraph-rsid="001bd402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8pt" style:text-underline-style="none" fo:font-weight="normal" officeooo:rsid="006ce05a" officeooo:paragraph-rsid="001bd402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8pt" style:text-underline-style="none" fo:font-weight="normal" officeooo:rsid="006ce05a" officeooo:paragraph-rsid="001b4dbc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90364" officeooo:paragraph-rsid="001e3fc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90364" officeooo:paragraph-rsid="0021da68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line-height="100%"/>
      <style:text-properties fo:color="#000000" style:font-name="Times New Roman" fo:font-size="8pt" style:text-underline-style="none" fo:font-weight="normal" officeooo:rsid="00190364" officeooo:paragraph-rsid="001e3fc7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line-height="100%"/>
      <style:text-properties fo:color="#000000" style:font-name="Times New Roman" fo:font-size="8pt" style:text-underline-style="none" fo:font-weight="normal" officeooo:rsid="001e3fc7" officeooo:paragraph-rsid="001e3fc7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e3fc7" officeooo:paragraph-rsid="001e3fc7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line-height="100%"/>
      <style:text-properties fo:color="#000000" style:font-name="Times New Roman" fo:font-size="8pt" style:text-underline-style="none" fo:font-weight="normal" officeooo:rsid="001f7cac" officeooo:paragraph-rsid="001f7cac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8pt" style:text-underline-style="none" fo:font-weight="normal" officeooo:rsid="001bd402" officeooo:paragraph-rsid="001bd402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21da68" officeooo:paragraph-rsid="0021da68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line-height="150%"/>
      <style:text-properties fo:color="#000000" style:font-name="Times New Roman" fo:font-size="8pt" style:text-underline-style="solid" style:text-underline-width="auto" style:text-underline-color="font-color" fo:font-weight="bold" officeooo:rsid="00186ad0" officeooo:paragraph-rsid="001e3fc7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cc3300" style:font-name="Times New Roman" fo:font-size="12pt" style:text-underline-style="solid" style:text-underline-width="auto" style:text-underline-color="font-color" fo:font-weight="bold" officeooo:rsid="00267431" officeooo:paragraph-rsid="0016c8d3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cc3300" style:font-name="Times New Roman" fo:font-size="12pt" style:text-underline-style="solid" style:text-underline-width="auto" style:text-underline-color="font-color" fo:font-weight="bold" officeooo:paragraph-rsid="0016c8d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style:font-name="Times New Roman" fo:font-size="12pt" officeooo:paragraph-rsid="0016c8d3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Times New Roman" fo:font-size="12pt" officeooo:paragraph-rsid="0016c8d3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Times New Roman" fo:font-size="12pt" officeooo:rsid="00186ad0" officeooo:paragraph-rsid="0016c8d3" style:font-size-asian="12pt" style:font-size-complex="12pt"/>
    </style:style>
    <style:style style:name="P43" style:family="paragraph" style:parent-style-name="Standard">
      <style:text-properties style:font-name="Times New Roman" fo:font-size="12pt" officeooo:paragraph-rsid="0016c8d3" style:font-size-asian="12pt" style:font-size-complex="12pt"/>
    </style:style>
    <style:style style:name="P44" style:family="paragraph" style:parent-style-name="Standard">
      <style:paragraph-properties fo:line-height="150%"/>
      <style:text-properties style:font-name="Times New Roman" fo:font-size="12pt" style:text-underline-style="none" fo:font-weight="normal" officeooo:rsid="00186ad0" officeooo:paragraph-rsid="0016c8d3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Times New Roman" fo:font-size="10pt" officeooo:paragraph-rsid="0016c8d3" style:font-size-asian="10pt" style:font-size-complex="10pt"/>
    </style:style>
    <style:style style:name="P46" style:family="paragraph" style:parent-style-name="Standard">
      <style:paragraph-properties fo:line-height="100%"/>
      <style:text-properties style:font-name="Times New Roman" fo:font-size="8pt" fo:font-weight="normal" officeooo:paragraph-rsid="001bd402" style:font-size-asian="8pt" style:font-weight-asian="normal" style:font-size-complex="8pt" style:font-weight-complex="normal"/>
    </style:style>
    <style:style style:name="P47" style:family="paragraph" style:parent-style-name="Standard">
      <style:text-properties style:font-name="Times New Roman" fo:font-size="8pt" fo:font-weight="normal" officeooo:rsid="001e3fc7" officeooo:paragraph-rsid="001e3fc7" style:font-size-asian="8pt" style:font-weight-asian="normal" style:font-size-complex="8pt" style:font-weight-complex="normal"/>
    </style:style>
    <style:style style:name="P48" style:family="paragraph" style:parent-style-name="Standard">
      <style:text-properties style:font-name="Times New Roman" fo:font-size="8pt" fo:font-weight="normal" officeooo:paragraph-rsid="001e3fc7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line-height="150%"/>
      <style:text-properties style:font-name="Times New Roman" fo:font-size="8pt" officeooo:paragraph-rsid="001bd402" style:font-size-asian="8pt" style:font-size-complex="8pt"/>
    </style:style>
    <style:style style:name="P50" style:family="paragraph" style:parent-style-name="Standard">
      <style:text-properties style:font-name="Times New Roman" fo:font-size="8pt" officeooo:paragraph-rsid="001bd402" style:font-size-asian="8pt" style:font-size-complex="8pt"/>
    </style:style>
    <style:style style:name="P51" style:family="paragraph" style:parent-style-name="Standard">
      <style:paragraph-properties fo:line-height="100%"/>
      <style:text-properties style:font-name="Times New Roman" fo:font-size="8pt" officeooo:rsid="001e3fc7" officeooo:paragraph-rsid="001e3fc7" style:font-size-asian="8pt" style:font-size-complex="8pt"/>
    </style:style>
    <style:style style:name="P52" style:family="paragraph" style:parent-style-name="Standard">
      <style:text-properties style:font-name="Times New Roman" fo:font-size="8pt" officeooo:rsid="001e3fc7" officeooo:paragraph-rsid="001e3fc7" style:font-size-asian="8pt" style:font-size-complex="8pt"/>
    </style:style>
    <style:style style:name="P53" style:family="paragraph" style:parent-style-name="Standard">
      <style:paragraph-properties fo:line-height="100%"/>
      <style:text-properties style:font-name="Times New Roman" fo:font-size="8pt" officeooo:paragraph-rsid="001e3fc7" style:font-size-asian="8pt" style:font-size-complex="8pt"/>
    </style:style>
    <style:style style:name="P54" style:family="paragraph" style:parent-style-name="Standard">
      <style:text-properties style:font-name="Times New Roman" fo:font-size="8pt" officeooo:paragraph-rsid="00225c79" style:font-size-asian="8pt" style:font-size-complex="8pt"/>
    </style:style>
    <style:style style:name="P55" style:family="paragraph" style:parent-style-name="Standard">
      <style:paragraph-properties fo:line-height="150%"/>
      <style:text-properties style:font-name="Times New Roman" fo:font-size="8pt" style:text-underline-style="none" officeooo:paragraph-rsid="0021da68" style:font-size-asian="8pt" style:font-size-complex="8pt"/>
    </style:style>
    <style:style style:name="P56" style:family="paragraph" style:parent-style-name="Standard">
      <style:text-properties style:font-name="Times New Roman" fo:font-size="8pt" style:text-underline-style="none" fo:font-weight="normal" officeooo:rsid="00219925" officeooo:paragraph-rsid="0023c56f" style:font-size-asian="8pt" style:font-weight-asian="normal" style:font-size-complex="8pt" style:font-weight-complex="normal"/>
    </style:style>
    <style:style style:name="P57" style:family="paragraph" style:parent-style-name="Standard">
      <style:text-properties officeooo:paragraph-rsid="001a790e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officeooo:paragraph-rsid="0016c8d3" style:font-size-asian="12pt" style:font-size-complex="12pt"/>
    </style:style>
    <style:style style:name="P59" style:family="paragraph" style:parent-style-name="Text_20_body">
      <style:text-properties style:font-name="Times New Roman" fo:font-size="12pt" officeooo:paragraph-rsid="0016c8d3" style:font-size-asian="12pt" style:font-size-complex="12pt"/>
    </style:style>
    <style:style style:name="P60" style:family="paragraph" style:parent-style-name="Text_20_body">
      <style:text-properties style:font-name="Times New Roman" fo:font-size="12pt" officeooo:rsid="0021ec0f" officeooo:paragraph-rsid="00225c79" style:font-size-asian="12pt" style:font-size-complex="12pt"/>
    </style:style>
    <style:style style:name="P61" style:family="paragraph" style:parent-style-name="Text_20_body">
      <style:text-properties style:font-name="Times New Roman" fo:font-size="12pt" fo:font-weight="bold" officeooo:paragraph-rsid="0016c8d3" style:font-size-asian="12pt" style:font-weight-asian="bold" style:font-size-complex="12pt" style:font-weight-complex="bold"/>
    </style:style>
    <style:style style:name="P62" style:family="paragraph" style:parent-style-name="Text_20_body">
      <style:text-properties style:font-name="Times New Roman" fo:font-size="12pt" fo:font-weight="normal" officeooo:paragraph-rsid="0016c8d3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Times New Roman" fo:font-size="12pt" fo:font-weight="normal" officeooo:rsid="001e7597" officeooo:paragraph-rsid="00225c79" style:font-size-asian="12pt" style:font-weight-asian="normal" style:font-size-complex="12pt" style:font-weight-complex="normal"/>
    </style:style>
    <style:style style:name="P64" style:family="paragraph" style:parent-style-name="Text_20_body">
      <style:text-properties style:font-name="Times New Roman" fo:font-size="12pt" fo:font-weight="normal" officeooo:paragraph-rsid="00225c79" style:font-size-asian="12pt" style:font-weight-asian="normal" style:font-size-complex="12pt" style:font-weight-complex="normal"/>
    </style:style>
    <style:style style:name="P65" style:family="paragraph" style:parent-style-name="Text_20_body">
      <style:text-properties style:font-name="Times New Roman" fo:font-size="12pt" style:text-underline-style="none" fo:font-weight="normal" officeooo:rsid="001f5a53" officeooo:paragraph-rsid="00225c79" style:font-size-asian="12pt" style:font-weight-asian="normal" style:font-size-complex="12pt" style:font-weight-complex="normal"/>
    </style:style>
    <style:style style:name="P6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paragraph-rsid="00225c79" style:font-size-asian="12pt" style:font-weight-asian="bold" style:font-size-complex="12pt" style:font-weight-complex="bold"/>
    </style:style>
    <style:style style:name="P67" style:family="paragraph" style:parent-style-name="Text_20_body">
      <style:text-properties style:font-name="Times New Roman" fo:font-size="8pt" officeooo:paragraph-rsid="001bd402" style:font-size-asian="8pt" style:font-size-complex="8pt"/>
    </style:style>
    <style:style style:name="P68" style:family="paragraph" style:parent-style-name="Text_20_body">
      <style:text-properties style:font-name="Times New Roman" fo:font-size="8pt" officeooo:rsid="001bd402" officeooo:paragraph-rsid="001bd402" style:font-size-asian="8pt" style:font-size-complex="8pt"/>
    </style:style>
    <style:style style:name="P69" style:family="paragraph" style:parent-style-name="Text_20_body">
      <style:text-properties style:font-name="Times New Roman" fo:font-size="8pt" officeooo:paragraph-rsid="001d9ff1" style:font-size-asian="8pt" style:font-size-complex="8pt"/>
    </style:style>
    <style:style style:name="P70" style:family="paragraph" style:parent-style-name="Text_20_body">
      <style:text-properties style:font-name="Times New Roman" fo:font-size="8pt" officeooo:paragraph-rsid="001e3fc7" style:font-size-asian="8pt" style:font-size-complex="8pt"/>
    </style:style>
    <style:style style:name="P71" style:family="paragraph" style:parent-style-name="Text_20_body">
      <style:paragraph-properties fo:line-height="100%"/>
      <style:text-properties style:font-name="Times New Roman" fo:font-size="8pt" officeooo:paragraph-rsid="001e3fc7" style:font-size-asian="8pt" style:font-size-complex="8pt"/>
    </style:style>
    <style:style style:name="P72" style:family="paragraph" style:parent-style-name="Text_20_body">
      <style:paragraph-properties fo:line-height="100%"/>
      <style:text-properties style:font-name="Times New Roman" fo:font-size="8pt" officeooo:rsid="001e3fc7" officeooo:paragraph-rsid="001e3fc7" style:font-size-asian="8pt" style:font-size-complex="8pt"/>
    </style:style>
    <style:style style:name="P73" style:family="paragraph" style:parent-style-name="Text_20_body">
      <style:text-properties style:font-name="Times New Roman" fo:font-size="8pt" officeooo:rsid="0021da68" officeooo:paragraph-rsid="0021da68" style:font-size-asian="8pt" style:font-size-complex="8pt"/>
    </style:style>
    <style:style style:name="P74" style:family="paragraph" style:parent-style-name="Text_20_body">
      <style:text-properties style:font-name="Times New Roman" fo:font-size="8pt" officeooo:paragraph-rsid="0023c56f" style:font-size-asian="8pt" style:font-size-complex="8pt"/>
    </style:style>
    <style:style style:name="P75" style:family="paragraph" style:parent-style-name="Text_20_body">
      <style:text-properties style:font-name="Times New Roman" fo:font-size="8pt" fo:font-weight="normal" officeooo:paragraph-rsid="001bd402" style:font-size-asian="8pt" style:font-weight-asian="normal" style:font-size-complex="8pt" style:font-weight-complex="normal"/>
    </style:style>
    <style:style style:name="P76" style:family="paragraph" style:parent-style-name="Text_20_body">
      <style:text-properties style:font-name="Times New Roman" fo:font-size="8pt" fo:font-weight="normal" officeooo:paragraph-rsid="001e3fc7" style:font-size-asian="8pt" style:font-weight-asian="normal" style:font-size-complex="8pt" style:font-weight-complex="normal"/>
    </style:style>
    <style:style style:name="P77" style:family="paragraph" style:parent-style-name="Text_20_body">
      <style:text-properties style:font-name="Times New Roman" fo:font-size="8pt" fo:font-weight="normal" officeooo:rsid="001e3fc7" officeooo:paragraph-rsid="001e3fc7" style:font-size-asian="8pt" style:font-weight-asian="normal" style:font-size-complex="8pt" style:font-weight-complex="normal"/>
    </style:style>
    <style:style style:name="P78" style:family="paragraph" style:parent-style-name="Text_20_body">
      <style:paragraph-properties fo:line-height="100%"/>
      <style:text-properties style:font-name="Times New Roman" fo:font-size="8pt" fo:font-weight="normal" officeooo:rsid="001e3fc7" officeooo:paragraph-rsid="001e3fc7" style:font-size-asian="8pt" style:font-weight-asian="normal" style:font-size-complex="8pt" style:font-weight-complex="normal"/>
    </style:style>
    <style:style style:name="P79" style:family="paragraph" style:parent-style-name="Text_20_body">
      <style:paragraph-properties fo:line-height="100%"/>
      <style:text-properties style:font-name="Times New Roman" fo:font-size="8pt" fo:font-weight="normal" officeooo:paragraph-rsid="001e3fc7" style:font-size-asian="8pt" style:font-weight-asian="normal" style:font-size-complex="8pt" style:font-weight-complex="normal"/>
    </style:style>
    <style:style style:name="P80" style:family="paragraph" style:parent-style-name="Text_20_body">
      <style:text-properties style:font-name="Times New Roman" fo:font-size="8pt" fo:font-weight="normal" officeooo:rsid="00225c79" officeooo:paragraph-rsid="00225c79" style:font-size-asian="8pt" style:font-weight-asian="normal" style:font-size-complex="8pt" style:font-weight-complex="normal"/>
    </style:style>
    <style:style style:name="P81" style:family="paragraph" style:parent-style-name="Text_20_body">
      <style:text-properties style:font-name="Times New Roman" fo:font-size="8pt" fo:font-weight="normal" officeooo:rsid="001e7597" officeooo:paragraph-rsid="00225c79" style:font-size-asian="8pt" style:font-weight-asian="normal" style:font-size-complex="8pt" style:font-weight-complex="normal"/>
    </style:style>
    <style:style style:name="P82" style:family="paragraph" style:parent-style-name="Text_20_body">
      <style:text-properties style:font-name="Times New Roman" fo:font-size="8pt" fo:font-weight="normal" officeooo:rsid="001f5a53" officeooo:paragraph-rsid="00225c79" style:font-size-asian="8pt" style:font-weight-asian="normal" style:font-size-complex="8pt" style:font-weight-complex="normal"/>
    </style:style>
    <style:style style:name="P83" style:family="paragraph" style:parent-style-name="Text_20_body">
      <style:text-properties style:font-name="Times New Roman" fo:font-size="8pt" style:text-underline-style="none" officeooo:paragraph-rsid="00225c79" style:font-size-asian="8pt" style:font-size-complex="8pt"/>
    </style:style>
    <style:style style:name="P84" style:family="paragraph" style:parent-style-name="Text_20_body">
      <style:text-properties style:font-name="Times New Roman" fo:font-size="8pt" style:text-underline-style="none" fo:font-weight="normal" officeooo:rsid="00219925" officeooo:paragraph-rsid="0023c56f" style:font-size-asian="8pt" style:font-weight-asian="normal" style:font-size-complex="8pt" style:font-weight-complex="normal"/>
    </style:style>
    <style:style style:name="P85" style:family="paragraph" style:parent-style-name="Text_20_body">
      <style:paragraph-properties fo:line-height="100%"/>
      <style:text-properties style:font-name="Times New Roman" fo:font-size="8pt" style:text-underline-style="none" fo:font-weight="normal" officeooo:rsid="00219925" officeooo:paragraph-rsid="0023c56f" style:font-size-asian="8pt" style:font-weight-asian="normal" style:font-size-complex="8pt" style:font-weight-complex="normal"/>
    </style:style>
    <style:style style:name="P86" style:family="paragraph" style:parent-style-name="Text_20_body">
      <style:text-properties style:font-name="Times New Roman" fo:font-size="8pt" style:text-underline-style="none" fo:font-weight="normal" officeooo:rsid="0021ec0f" officeooo:paragraph-rsid="0023c56f" style:font-size-asian="8pt" style:font-weight-asian="normal" style:font-size-complex="8pt" style:font-weight-complex="normal"/>
    </style:style>
    <style:style style:name="P87" style:family="paragraph" style:parent-style-name="Text_20_body">
      <style:text-properties style:font-name="Times New Roman" fo:font-size="8pt" style:text-underline-style="none" fo:font-weight="normal" officeooo:rsid="0023c56f" officeooo:paragraph-rsid="0023c56f" style:font-size-asian="8pt" style:font-weight-asian="normal" style:font-size-complex="8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0pt" officeooo:paragraph-rsid="0016c8d3" style:font-size-asian="10pt" style:font-size-complex="10pt"/>
    </style:style>
    <style:style style:name="P89" style:family="paragraph" style:parent-style-name="Text_20_body">
      <style:paragraph-properties fo:line-height="100%"/>
      <style:text-properties officeooo:paragraph-rsid="0016c8d3"/>
    </style:style>
    <style:style style:name="P90" style:family="paragraph" style:parent-style-name="Text_20_body">
      <style:text-properties fo:color="#000000" style:font-name="Times New Roman" fo:font-size="12pt" style:text-underline-style="none" fo:font-weight="normal" officeooo:paragraph-rsid="0016c8d3" style:font-size-asian="12pt" style:font-weight-asian="normal" style:font-size-complex="12pt" style:font-weight-complex="normal"/>
    </style:style>
    <style:style style:name="P91" style:family="paragraph" style:parent-style-name="Text_20_body">
      <style:text-properties fo:color="#000000" style:font-name="Times New Roman" fo:font-size="12pt" style:text-underline-style="none" fo:font-weight="normal" officeooo:paragraph-rsid="0020f4b9" style:font-size-asian="12pt" style:font-weight-asian="normal" style:font-size-complex="12pt" style:font-weight-complex="normal"/>
    </style:style>
    <style:style style:name="P92" style:family="paragraph" style:parent-style-name="Text_20_body">
      <style:text-properties officeooo:paragraph-rsid="0016c8d3"/>
    </style:style>
    <style:style style:name="P93" style:family="paragraph" style:parent-style-name="Text_20_body">
      <style:text-properties officeooo:paragraph-rsid="001bd402"/>
    </style:style>
    <style:style style:name="P94" style:family="paragraph" style:parent-style-name="Text_20_body">
      <style:text-properties officeooo:paragraph-rsid="001d9ff1"/>
    </style:style>
    <style:style style:name="P95" style:family="paragraph" style:parent-style-name="Heading_20_2">
      <style:text-properties style:font-name="Times New Roman" fo:font-size="8pt" fo:font-weight="normal" officeooo:paragraph-rsid="001bd402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fo:font-size="8pt" officeooo:rsid="001bd402" officeooo:paragraph-rsid="001bd402" style:font-size-asian="8pt" style:font-size-complex="8pt"/>
    </style:style>
    <style:style style:name="P97" style:family="paragraph" style:parent-style-name="Table_20_Contents">
      <style:text-properties fo:font-size="8pt" officeooo:rsid="001d9ff1" officeooo:paragraph-rsid="001d9ff1" style:font-size-asian="8pt" style:font-size-complex="8pt"/>
    </style:style>
    <style:style style:name="P98" style:family="paragraph" style:parent-style-name="Table_20_Contents">
      <style:text-properties fo:font-size="8pt" fo:font-weight="normal" officeooo:rsid="001a790e" officeooo:paragraph-rsid="001a790e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fo:font-size="10pt" fo:font-weight="bold" officeooo:rsid="00198529" officeooo:paragraph-rsid="00198529" style:font-size-asian="8.75pt" style:font-weight-asian="bold" style:font-size-complex="10pt" style:font-weight-complex="bold"/>
    </style:style>
    <style:style style:name="P100" style:family="paragraph" style:parent-style-name="Table_20_Contents">
      <style:text-properties style:font-name="Times New Roman" fo:font-size="8pt" officeooo:rsid="001bd402" officeooo:paragraph-rsid="001bd402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8pt" officeooo:paragraph-rsid="0016c8d3" style:font-size-asian="8pt" style:font-size-complex="8pt"/>
    </style:style>
    <style:style style:name="P102" style:family="paragraph" style:parent-style-name="Table_20_Contents">
      <style:text-properties style:font-name="Times New Roman" fo:font-size="8pt" officeooo:rsid="0021da68" officeooo:paragraph-rsid="0021da68" style:font-size-asian="8pt" style:font-size-complex="8pt"/>
    </style:style>
    <style:style style:name="P103" style:family="paragraph" style:parent-style-name="Table_20_Contents">
      <style:text-properties style:font-name="Times New Roman" fo:font-size="8pt" officeooo:rsid="00225c79" officeooo:paragraph-rsid="00225c79" style:font-size-asian="8pt" style:font-size-complex="8pt"/>
    </style:style>
    <style:style style:name="P104" style:family="paragraph" style:parent-style-name="Table_20_Contents">
      <style:text-properties style:font-name="Times New Roman" fo:font-size="8pt" officeooo:rsid="0023c56f" officeooo:paragraph-rsid="0023c56f" style:font-size-asian="8pt" style:font-size-complex="8pt"/>
    </style:style>
    <style:style style:name="P105" style:family="paragraph" style:parent-style-name="Table_20_Contents">
      <style:text-properties style:font-name="Times New Roman" fo:font-size="12pt" officeooo:rsid="00225c79" officeooo:paragraph-rsid="00225c79" style:font-size-asian="12pt" style:font-size-complex="12pt"/>
    </style:style>
    <style:style style:name="P106" style:family="paragraph" style:parent-style-name="Standard" style:list-style-name="L1">
      <style:text-properties fo:font-size="8pt" officeooo:rsid="000c3676" officeooo:paragraph-rsid="001a1d25" style:font-size-asian="8pt" style:font-size-complex="8pt"/>
    </style:style>
    <style:style style:name="P107" style:family="paragraph" style:parent-style-name="Standard" style:list-style-name="L2">
      <style:text-properties fo:font-size="8pt" officeooo:rsid="000c3676" officeooo:paragraph-rsid="001a1d25" style:font-size-asian="8pt" style:font-size-complex="8pt"/>
    </style:style>
    <style:style style:name="P108" style:family="paragraph" style:parent-style-name="Standard" style:list-style-name="L3">
      <style:text-properties fo:font-size="8pt" officeooo:rsid="000c3676" officeooo:paragraph-rsid="001a1d25" style:font-size-asian="8pt" style:font-size-complex="8pt"/>
    </style:style>
    <style:style style:name="P109" style:family="paragraph" style:parent-style-name="Standard" style:list-style-name="L5">
      <style:text-properties fo:font-size="8pt" officeooo:paragraph-rsid="001b4dbc" style:font-size-asian="8pt" style:font-size-complex="8pt"/>
    </style:style>
    <style:style style:name="P110" style:family="paragraph" style:parent-style-name="Standard" style:list-style-name="L4">
      <style:text-properties fo:font-size="8pt" fo:font-weight="normal" officeooo:rsid="0014facc" officeooo:paragraph-rsid="001a790e" style:font-size-asian="8pt" style:font-weight-asian="normal" style:font-size-complex="8pt" style:font-weight-complex="normal"/>
    </style:style>
    <style:style style:name="P111" style:family="paragraph" style:parent-style-name="Standard" style:list-style-name="L4">
      <style:text-properties officeooo:rsid="001a790e" officeooo:paragraph-rsid="001a790e"/>
    </style:style>
    <style:style style:name="P112" style:family="paragraph" style:parent-style-name="Standard" style:list-style-name="L5">
      <style:text-properties fo:color="#000000" style:font-name="Times New Roman" fo:font-size="8pt" style:text-underline-style="none" fo:font-weight="normal" officeooo:rsid="006ce05a" officeooo:paragraph-rsid="001b4dbc" style:font-size-asian="8pt" style:font-weight-asian="normal" style:font-size-complex="8pt" style:font-weight-complex="normal"/>
    </style:style>
    <style:style style:name="P113" style:family="paragraph" style:parent-style-name="Standard" style:list-style-name="L7">
      <style:text-properties fo:color="#000000" style:font-name="Times New Roman" fo:font-size="8pt" style:text-underline-style="none" fo:font-weight="normal" officeooo:rsid="006ce05a" officeooo:paragraph-rsid="001bd402" style:font-size-asian="8pt" style:font-weight-asian="normal" style:font-size-complex="8pt" style:font-weight-complex="normal"/>
    </style:style>
    <style:style style:name="P114" style:family="paragraph" style:parent-style-name="Standard" style:list-style-name="L6">
      <style:text-properties fo:color="#000000" style:font-name="Times New Roman" fo:font-size="8pt" style:text-underline-style="none" fo:font-weight="normal" officeooo:rsid="001bd402" officeooo:paragraph-rsid="001bd402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90364" officeooo:paragraph-rsid="0021da68" style:font-size-asian="8pt" style:font-weight-asian="normal" style:font-size-complex="8pt" style:font-weight-complex="normal"/>
    </style:style>
    <style:style style:name="P116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af788" officeooo:paragraph-rsid="0021da68" style:font-size-asian="8pt" style:font-weight-asian="normal" style:font-size-complex="8pt" style:font-weight-complex="normal"/>
    </style:style>
    <style:style style:name="P117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995c8" officeooo:paragraph-rsid="0021da68" style:font-size-asian="8pt" style:font-weight-asian="normal" style:font-size-complex="8pt" style:font-weight-complex="normal"/>
    </style:style>
    <style:style style:name="P118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186666" officeooo:paragraph-rsid="0021da68" style:font-size-asian="8pt" style:font-weight-asian="normal" style:font-size-complex="8pt" style:font-weight-complex="normal"/>
    </style:style>
    <style:style style:name="P119" style:family="paragraph" style:parent-style-name="Standard">
      <style:paragraph-properties fo:line-height="150%"/>
      <style:text-properties fo:color="#000000" style:font-name="Times New Roman" fo:font-size="8pt" style:text-underline-style="none" fo:font-weight="normal" officeooo:rsid="00225c79" officeooo:paragraph-rsid="0021da68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Times New Roman" fo:font-size="8pt" style:text-underline-style="none" fo:font-weight="normal" officeooo:rsid="00219925" officeooo:paragraph-rsid="0023c56f" style:font-size-asian="8pt" style:font-weight-asian="normal" style:font-size-complex="8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Times New Roman" fo:font-size="8pt" style:text-underline-style="none" fo:font-weight="normal" officeooo:rsid="0021ec0f" officeooo:paragraph-rsid="0025fe17" style:font-size-asian="8pt" style:font-weight-asian="normal" style:font-size-complex="8pt" style:font-weight-complex="normal"/>
    </style:style>
    <style:style style:name="P122" style:family="paragraph" style:parent-style-name="Standard">
      <style:text-properties fo:font-size="10pt" fo:font-weight="bold" officeooo:rsid="0025fe17" officeooo:paragraph-rsid="0025fe17" fo:background-color="#333300" style:font-size-asian="8.75pt" style:font-weight-asian="bold" style:font-size-complex="10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ffffff" fo:font-size="10pt" officeooo:rsid="0025fe17" officeooo:paragraph-rsid="0025fe17" fo:background-color="#333300" style:font-size-asian="10pt" style:font-size-complex="10pt"/>
    </style:style>
    <style:style style:name="P124" style:family="paragraph" style:parent-style-name="Standard">
      <style:paragraph-properties fo:text-align="start" style:justify-single-word="false"/>
      <style:text-properties fo:color="#ffffff" fo:font-size="10pt" officeooo:rsid="00267431" officeooo:paragraph-rsid="0016c8d3" fo:background-color="#333300" style:font-size-asian="10pt" style:font-size-complex="10pt"/>
    </style:style>
    <style:style style:name="P125" style:family="paragraph" style:parent-style-name="Standard">
      <style:text-properties fo:color="#ffffff" fo:font-size="10pt" style:text-underline-style="none" fo:font-weight="bold" officeooo:rsid="000c3676" officeooo:paragraph-rsid="000c3676" fo:background-color="#ff3333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ffffff" fo:font-size="10pt" fo:font-weight="bold" officeooo:rsid="00131f74" officeooo:paragraph-rsid="00131f74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ffffff" fo:font-size="10pt" fo:font-weight="bold" officeooo:rsid="000f981e" officeooo:paragraph-rsid="001a1d25" fo:background-color="#9900ff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ffffff" style:font-name="Times New Roman" fo:font-size="12pt" style:text-underline-style="solid" style:text-underline-width="auto" style:text-underline-color="font-color" fo:font-weight="bold" officeooo:paragraph-rsid="0016c8d3" fo:background-color="#ff333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line-height="100%"/>
      <style:text-properties fo:color="#ffffff" style:font-name="Times New Roman" fo:font-size="10pt" officeooo:paragraph-rsid="0016c8d3" fo:background-color="#ff3333" style:font-size-asian="10pt" style:font-size-complex="10pt"/>
    </style:style>
    <style:style style:name="P130" style:family="paragraph" style:parent-style-name="Text_20_body">
      <style:text-properties style:font-name="Times New Roman" fo:font-size="8pt" fo:font-weight="normal" officeooo:rsid="00225c79" officeooo:paragraph-rsid="00225c79" style:font-size-asian="8pt" style:font-weight-asian="normal" style:font-size-complex="8pt" style:font-weight-complex="normal"/>
    </style:style>
    <style:style style:name="P131" style:family="paragraph" style:parent-style-name="Text_20_body">
      <style:text-properties style:font-name="Times New Roman" fo:font-size="8pt" style:text-underline-style="none" fo:font-weight="normal" officeooo:rsid="0021148d" officeooo:paragraph-rsid="0023c56f" style:font-size-asian="8pt" style:font-weight-asian="normal" style:font-size-complex="8pt" style:font-weight-complex="normal"/>
    </style:style>
    <style:style style:name="P132" style:family="paragraph" style:parent-style-name="Text_20_body">
      <style:text-properties style:font-name="Times New Roman" fo:font-size="8pt" style:text-underline-style="none" fo:font-weight="normal" officeooo:rsid="0021ec0f" officeooo:paragraph-rsid="0023c56f" style:font-size-asian="8pt" style:font-weight-asian="normal" style:font-size-complex="8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8pt" style:text-underline-style="none" fo:font-weight="normal" officeooo:rsid="0021ec0f" officeooo:paragraph-rsid="0025fe17" style:font-size-asian="8pt" style:font-weight-asian="normal" style:font-size-complex="8pt" style:font-weight-complex="normal"/>
    </style:style>
    <style:style style:name="P134" style:family="paragraph" style:parent-style-name="Text_20_body">
      <style:paragraph-properties fo:line-height="100%" fo:text-align="start" style:justify-single-word="false"/>
      <style:text-properties style:font-name="Times New Roman" fo:font-size="8pt" style:text-underline-style="none" fo:font-weight="normal" officeooo:rsid="0021ec0f" officeooo:paragraph-rsid="0025fe17" style:font-size-asian="8pt" style:font-weight-asian="normal" style:font-size-complex="8pt" style:font-weight-complex="normal"/>
    </style:style>
    <style:style style:name="P135" style:family="paragraph" style:parent-style-name="Text_20_body">
      <style:paragraph-properties fo:line-height="100%"/>
      <style:text-properties style:font-name="Times New Roman" fo:font-size="8pt" style:text-underline-style="none" fo:font-weight="normal" officeooo:rsid="0021ec0f" officeooo:paragraph-rsid="0025fe17" style:font-size-asian="8pt" style:font-weight-asian="normal" style:font-size-complex="8pt" style:font-weight-complex="normal"/>
    </style:style>
    <style:style style:name="P136" style:family="paragraph" style:parent-style-name="Text_20_body">
      <style:paragraph-properties fo:line-height="100%"/>
      <style:text-properties style:font-name="Times New Roman" fo:font-size="8pt" style:text-underline-style="none" fo:font-weight="normal" officeooo:rsid="00229da0" officeooo:paragraph-rsid="0025fe17" style:font-size-asian="8pt" style:font-weight-asian="normal" style:font-size-complex="8pt" style:font-weight-complex="normal"/>
    </style:style>
    <style:style style:name="P137" style:family="paragraph" style:parent-style-name="Text_20_body">
      <style:text-properties style:font-name="Times New Roman" fo:font-size="12pt" officeooo:paragraph-rsid="0016c8d3" style:font-size-asian="12pt" style:font-size-complex="12pt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21ec0f" officeooo:paragraph-rsid="0025fe17" style:font-size-asian="12pt" style:font-weight-asian="normal" style:font-size-complex="12pt" style:font-weight-complex="normal"/>
    </style:style>
    <style:style style:name="P139" style:family="paragraph" style:parent-style-name="Text_20_body">
      <style:text-properties style:font-name="Times New Roman" fo:font-size="12pt" style:text-underline-style="none" fo:font-weight="normal" officeooo:rsid="0021ec0f" officeooo:paragraph-rsid="0025fe17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229da0" officeooo:paragraph-rsid="0025fe17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021ec0f" officeooo:paragraph-rsid="0025fe17" style:font-size-asian="12pt" style:font-weight-asian="bold" style:font-size-complex="12pt" style:font-weight-complex="bold"/>
    </style:style>
    <style:style style:name="P142" style:family="paragraph" style:parent-style-name="Text_20_body">
      <style:paragraph-properties fo:line-height="100%" fo:text-align="start" style:justify-single-word="false"/>
      <style:text-properties fo:color="#000000" style:font-name="Times New Roman" fo:font-size="8pt" style:text-underline-style="none" fo:font-weight="normal" officeooo:rsid="00229da0" officeooo:paragraph-rsid="0025fe17" style:font-size-asian="8pt" style:font-weight-asian="normal" style:font-size-complex="8pt" style:font-weight-complex="normal"/>
    </style:style>
    <style:style style:name="P143" style:family="paragraph" style:parent-style-name="Text_20_body">
      <style:text-properties fo:color="#ffffff" style:font-name="Times New Roman" fo:font-size="12pt" style:text-underline-style="solid" style:text-underline-width="auto" style:text-underline-color="font-color" fo:font-weight="bold" officeooo:paragraph-rsid="0016c8d3" fo:background-color="#ff3333" style:font-size-asian="12pt" style:font-weight-asian="bold" style:font-size-complex="12pt" style:font-weight-complex="bold"/>
    </style:style>
    <style:style style:name="P144" style:family="paragraph" style:parent-style-name="Text_20_body">
      <style:text-properties fo:color="#ffffff" style:font-name="Times New Roman" fo:font-size="12pt" style:text-underline-style="solid" style:text-underline-width="auto" style:text-underline-color="font-color" fo:font-weight="bold" officeooo:paragraph-rsid="0020f4b9" fo:background-color="#ff3333" style:font-size-asian="12pt" style:font-weight-asian="bold" style:font-size-complex="12pt" style:font-weight-complex="bold"/>
    </style:style>
    <style:style style:name="P145" style:family="paragraph" style:parent-style-name="Text_20_body">
      <style:text-properties fo:color="#ffffff" style:font-name="Times New Roman" fo:font-size="12pt" style:text-underline-style="solid" style:text-underline-width="auto" style:text-underline-color="font-color" fo:font-weight="bold" officeooo:rsid="001e7597" officeooo:paragraph-rsid="00225c79" fo:background-color="#ff3333" style:font-size-asian="12pt" style:font-weight-asian="bold" style:font-size-complex="12pt" style:font-weight-complex="bold"/>
    </style:style>
    <style:style style:name="P146" style:family="paragraph" style:parent-style-name="Text_20_body">
      <style:text-properties fo:color="#ffffff" style:font-name="Times New Roman" fo:font-size="12pt" style:text-underline-style="solid" style:text-underline-width="auto" style:text-underline-color="font-color" fo:font-weight="bold" officeooo:rsid="001f5a53" officeooo:paragraph-rsid="00225c79" fo:background-color="#ff3333" style:font-size-asian="12pt" style:font-weight-asian="bold" style:font-size-complex="12pt" style:font-weight-complex="bold"/>
    </style:style>
    <style:style style:name="P147" style:family="paragraph" style:parent-style-name="Text_20_body">
      <style:text-properties fo:color="#ffffff" style:font-name="Times New Roman" fo:font-size="12pt" style:text-underline-style="solid" style:text-underline-width="auto" style:text-underline-color="font-color" fo:font-weight="bold" officeooo:rsid="0021ec0f" officeooo:paragraph-rsid="0025fe17" fo:background-color="#ff3333" style:font-size-asian="12pt" style:font-weight-asian="bold" style:font-size-complex="12pt" style:font-weight-complex="bold"/>
    </style:style>
    <style:style style:name="P148" style:family="paragraph" style:parent-style-name="Text_20_body">
      <style:text-properties fo:color="#ffffff" style:font-name="Times New Roman" fo:font-size="12pt" officeooo:rsid="00248133" officeooo:paragraph-rsid="00248133" fo:background-color="#ff3333" style:font-size-asian="12pt" style:font-size-complex="12pt"/>
    </style:style>
    <style:style style:name="P149" style:family="paragraph" style:parent-style-name="Text_20_body">
      <style:paragraph-properties fo:line-height="150%"/>
      <style:text-properties fo:color="#ffffff" style:font-name="Times New Roman" fo:font-size="12pt" style:text-underline-style="none" fo:font-weight="bold" officeooo:rsid="0025fe17" officeooo:paragraph-rsid="0025fe17" fo:background-color="#663300" style:font-size-asian="12pt" style:font-weight-asian="bold" style:font-size-complex="12pt" style:font-weight-complex="bold"/>
    </style:style>
    <style:style style:name="P150" style:family="paragraph" style:parent-style-name="Text_20_body">
      <style:paragraph-properties fo:line-height="150%"/>
      <style:text-properties fo:color="#ffffff" style:font-name="Times New Roman" fo:font-size="12pt" style:text-underline-style="none" fo:font-weight="bold" officeooo:rsid="00248133" officeooo:paragraph-rsid="00248133" fo:background-color="#663300" style:font-size-asian="12pt" style:font-weight-asian="bold" style:font-size-complex="12pt" style:font-weight-complex="bold"/>
    </style:style>
    <style:style style:name="P151" style:family="paragraph" style:parent-style-name="Text_20_body">
      <style:text-properties fo:color="#ffffff" style:font-name="Times New Roman" fo:font-size="12pt" style:text-underline-style="none" fo:font-weight="bold" officeooo:rsid="0025fe17" officeooo:paragraph-rsid="0025fe17" fo:background-color="#333300" style:font-size-asian="12pt" style:font-weight-asian="bold" style:font-size-complex="12pt" style:font-weight-complex="bold"/>
    </style:style>
    <style:style style:name="P152" style:family="paragraph" style:parent-style-name="Text_20_body">
      <style:text-properties fo:color="#ffffff" style:font-name="Times New Roman" fo:font-size="12pt" style:text-underline-style="none" fo:font-weight="bold" officeooo:rsid="00248133" officeooo:paragraph-rsid="00248133" fo:background-color="#333300" style:font-size-asian="12pt" style:font-weight-asian="bold" style:font-size-complex="12pt" style:font-weight-complex="bold"/>
    </style:style>
    <style:style style:name="P153" style:family="paragraph" style:parent-style-name="Text_20_body">
      <style:text-properties fo:color="#ffffff" style:font-name="Times New Roman" fo:font-size="8pt" fo:font-weight="normal" officeooo:rsid="00225c79" officeooo:paragraph-rsid="00225c79" fo:background-color="#9900ff" style:font-size-asian="8pt" style:font-weight-asian="normal" style:font-size-complex="8pt" style:font-weight-complex="normal"/>
    </style:style>
    <style:style style:name="P154" style:family="paragraph" style:parent-style-name="Text_20_body">
      <style:text-properties fo:color="#ffffff" style:font-name="Times New Roman" fo:font-size="8pt" officeooo:rsid="001d9ff1" officeooo:paragraph-rsid="001d9ff1" fo:background-color="#9900ff" style:font-size-asian="8pt" style:font-size-complex="8pt"/>
    </style:style>
    <style:style style:name="P155" style:family="paragraph" style:parent-style-name="Text_20_body">
      <style:paragraph-properties fo:margin-top="0cm" fo:margin-bottom="0.247cm" style:contextual-spacing="false" fo:text-align="center" style:justify-single-word="false"/>
      <style:text-properties fo:color="#ffffff" style:font-name="Times New Roman" fo:font-size="8pt" officeooo:paragraph-rsid="0016c8d3" fo:background-color="#9900ff" style:font-size-asian="8pt" style:font-size-complex="8pt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P157" style:family="paragraph" style:parent-style-name="Table_20_Contents">
      <style:text-properties fo:color="#ccff00" fo:font-size="8pt" fo:font-weight="bold" officeooo:rsid="001a1d25" officeooo:paragraph-rsid="001a1d25" fo:background-color="#9900ff" style:font-size-asian="8pt" style:font-weight-asian="bold" style:font-size-complex="8pt" style:font-weight-complex="bold"/>
    </style:style>
    <style:style style:name="P158" style:family="paragraph" style:parent-style-name="Table_20_Contents">
      <style:text-properties fo:color="#ffffff" style:font-name="Times New Roman" fo:font-size="8pt" officeooo:rsid="0021da68" officeooo:paragraph-rsid="0021da68" fo:background-color="#9900ff" style:font-size-asian="8pt" style:font-size-complex="8pt"/>
    </style:style>
    <style:style style:name="P159" style:family="paragraph" style:parent-style-name="Table_20_Contents">
      <style:text-properties fo:color="#ffffff" style:font-name="Times New Roman" fo:font-size="8pt" officeooo:rsid="001d9ff1" officeooo:paragraph-rsid="001d9ff1" fo:background-color="#9900ff" style:font-size-asian="8pt" style:font-size-complex="8pt"/>
    </style:style>
    <style:style style:name="P160" style:family="paragraph" style:parent-style-name="Table_20_Contents">
      <style:text-properties fo:color="#ffffff" style:font-name="Times New Roman" fo:font-size="8pt" officeooo:rsid="001e3fc7" officeooo:paragraph-rsid="001e3fc7" fo:background-color="#9900ff" style:font-size-asian="8pt" style:font-size-complex="8pt"/>
    </style:style>
    <style:style style:name="P161" style:family="paragraph" style:parent-style-name="Table_20_Contents">
      <style:text-properties fo:color="#ffffff" style:font-name="Times New Roman" fo:font-size="8pt" officeooo:rsid="00225c79" officeooo:paragraph-rsid="00225c79" fo:background-color="#9900ff" style:font-size-asian="8pt" style:font-size-complex="8pt"/>
    </style:style>
    <style:style style:name="P162" style:family="paragraph" style:parent-style-name="Table_20_Contents">
      <style:paragraph-properties fo:text-align="start" style:justify-single-word="false"/>
      <style:text-properties fo:color="#ffffff" style:font-name="Times New Roman" fo:font-size="8pt" officeooo:rsid="0025fe17" officeooo:paragraph-rsid="0025fe17" fo:background-color="#9900ff" style:font-size-asian="8pt" style:font-size-complex="8pt"/>
    </style:style>
    <style:style style:name="P163" style:family="paragraph" style:parent-style-name="Table_20_Contents">
      <style:paragraph-properties fo:text-align="start" style:justify-single-word="false"/>
      <style:text-properties fo:color="#ffffff" style:font-name="Times New Roman" fo:font-size="8pt" fo:background-color="#9900ff" style:font-size-asian="8pt" style:font-size-complex="8pt"/>
    </style:style>
    <style:style style:name="P164" style:family="paragraph" style:parent-style-name="Table_20_Contents">
      <style:text-properties fo:color="#ffffff" style:font-name="Times New Roman" fo:font-size="8pt" officeooo:rsid="001bd402" officeooo:paragraph-rsid="001bd402" fo:background-color="#9900ff" style:font-size-asian="8pt" style:font-size-complex="8pt"/>
    </style:style>
    <style:style style:name="P165" style:family="paragraph" style:parent-style-name="Table_20_Contents">
      <style:text-properties fo:color="#ffffff" style:font-name="Times New Roman" fo:font-size="12pt" officeooo:rsid="0021da68" officeooo:paragraph-rsid="0021da68" fo:background-color="#9900ff" style:font-size-asian="12pt" style:font-size-complex="12pt"/>
    </style:style>
    <style:style style:name="P166" style:family="paragraph" style:parent-style-name="Table_20_Contents">
      <style:text-properties fo:color="#ffffff" style:font-name="Times New Roman" fo:font-size="12pt" officeooo:rsid="0023c56f" officeooo:paragraph-rsid="0023c56f" fo:background-color="#9900ff" style:font-size-asian="12pt" style:font-size-complex="12pt"/>
    </style:style>
    <style:style style:name="P167" style:family="paragraph" style:parent-style-name="Table_20_Contents">
      <style:text-properties fo:color="#ffffff" fo:font-size="10pt" fo:font-weight="bold" officeooo:rsid="00198529" officeooo:paragraph-rsid="00198529" fo:background-color="#9900ff" style:font-size-asian="8.75pt" style:font-weight-asian="bold" style:font-size-complex="10pt" style:font-weight-complex="bold"/>
    </style:style>
    <style:style style:name="P168" style:family="paragraph" style:parent-style-name="Table_20_Contents">
      <style:text-properties fo:color="#ffffff" fo:font-size="10pt" fo:font-weight="bold" officeooo:rsid="001a1d25" officeooo:paragraph-rsid="001a1d25" fo:background-color="#9900ff" style:font-size-asian="10pt" style:font-weight-asian="bold" style:font-size-complex="10pt" style:font-weight-complex="bold"/>
    </style:style>
    <style:style style:name="P169" style:family="paragraph" style:parent-style-name="Table_20_Contents">
      <style:text-properties fo:color="#ffffff" fo:font-size="10pt" fo:font-weight="bold" officeooo:rsid="0020f4b9" officeooo:paragraph-rsid="0020f4b9" fo:background-color="#9900ff" style:font-size-asian="10pt" style:font-weight-asian="bold" style:font-size-complex="10pt" style:font-weight-complex="bold"/>
    </style:style>
    <style:style style:name="P170" style:family="paragraph" style:parent-style-name="Table_20_Contents">
      <style:text-properties fo:color="#ffffff" fo:font-size="8pt" officeooo:rsid="001d9ff1" officeooo:paragraph-rsid="001d9ff1" fo:background-color="#9900ff" style:font-size-asian="8pt" style:font-size-complex="8pt"/>
    </style:style>
    <style:style style:name="P171" style:family="paragraph" style:parent-style-name="Heading_20_3">
      <style:text-properties fo:color="#ffffff" style:font-name="Times New Roman" fo:font-size="12pt" style:text-underline-style="solid" style:text-underline-width="auto" style:text-underline-color="font-color" fo:font-weight="bold" officeooo:paragraph-rsid="0016c8d3" fo:background-color="#ff3333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5851" style:font-weight-asian="bold" style:font-weight-complex="bold"/>
    </style:style>
    <style:style style:name="T5" style:family="text">
      <style:text-properties fo:font-weight="bold" fo:background-color="#333300" loext:char-shading-value="0" style:font-weight-asian="bold" style:font-weight-complex="bold"/>
    </style:style>
    <style:style style:name="T6" style:family="text">
      <style:text-properties officeooo:rsid="00165e3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6ce05a" style:font-weight-asian="bold" style:font-weight-complex="bold"/>
    </style:style>
    <style:style style:name="T12" style:family="text">
      <style:text-properties style:font-name="Times New Roman" style:text-underline-style="solid" style:text-underline-width="auto" style:text-underline-color="font-color" fo:font-weight="bold" officeooo:rsid="00248133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cc3300"/>
    </style:style>
    <style:style style:name="T15" style:family="text">
      <style:text-properties fo:color="#cc33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cc3300" style:text-underline-style="none" fo:font-weight="normal" style:font-weight-asian="normal" style:font-weight-complex="normal"/>
    </style:style>
    <style:style style:name="T17" style:family="text">
      <style:text-properties fo:color="#000000" style:font-name="Times New Roman" style:text-underline-style="none" fo:font-weight="normal" officeooo:rsid="006ce05a" style:font-weight-asian="normal" style:font-weight-complex="normal"/>
    </style:style>
    <style:style style:name="T18" style:family="text">
      <style:text-properties fo:color="#000000" style:font-name="Times New Roman" style:text-underline-style="none" fo:font-weight="normal" officeooo:rsid="001b4dbc" style:font-weight-asian="normal" style:font-weight-complex="normal"/>
    </style:style>
    <style:style style:name="T19" style:family="text">
      <style:text-properties fo:color="#000000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fo:color="#000000" style:text-underline-style="none" fo:font-weight="normal" officeooo:rsid="00186666" style:font-weight-asian="normal" style:font-weight-complex="normal"/>
    </style:style>
    <style:style style:name="T22" style:family="text">
      <style:text-properties fo:color="#000000" style:text-underline-style="none" fo:font-weight="normal" officeooo:rsid="001b3c76" style:font-weight-asian="normal" style:font-weight-complex="normal"/>
    </style:style>
    <style:style style:name="T23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24" style:family="text">
      <style:text-properties fo:color="#000000" fo:font-size="10pt" style:text-underline-style="none" fo:font-weight="normal" officeooo:rsid="001d9ff1" style:font-size-asian="10pt" style:font-weight-asian="normal" style:font-size-complex="10pt" style:font-weight-complex="normal"/>
    </style:style>
    <style:style style:name="T25" style:family="text">
      <style:text-properties fo:color="#000000" fo:font-weight="normal" officeooo:rsid="001af788" style:font-weight-asian="normal" style:font-weight-complex="normal"/>
    </style:style>
    <style:style style:name="T26" style:family="text">
      <style:text-properties fo:color="#000000" fo:font-weight="normal" officeooo:rsid="0021da68" style:font-weight-asian="normal" style:font-weight-complex="normal"/>
    </style:style>
    <style:style style:name="T27" style:family="text">
      <style:text-properties fo:color="#000000" fo:font-weight="normal" officeooo:rsid="00190364" style:font-weight-asian="normal" style:font-weight-complex="normal"/>
    </style:style>
    <style:style style:name="T28" style:family="text">
      <style:text-properties fo:color="#000000" fo:font-weight="normal" officeooo:rsid="001b3c76" style:font-weight-asian="normal" style:font-weight-complex="normal"/>
    </style:style>
    <style:style style:name="T29" style:family="text">
      <style:text-properties fo:color="#000000" fo:font-weight="normal" officeooo:rsid="00225c79" style:font-weight-asian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fo:color="#ff3300" style:text-underline-style="none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officeooo:rsid="001812ce" style:font-weight-asian="bold" style:font-weight-complex="bold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1812ce" style:font-weight-asian="normal" style:font-weight-complex="normal"/>
    </style:style>
    <style:style style:name="T36" style:family="text">
      <style:text-properties style:text-underline-style="none" fo:font-weight="normal" officeooo:rsid="00186ad0" style:font-weight-asian="normal" style:font-weight-complex="normal"/>
    </style:style>
    <style:style style:name="T37" style:family="text">
      <style:text-properties style:text-underline-style="none" fo:font-weight="normal" officeooo:rsid="00190364" style:font-weight-asian="normal" style:font-weight-complex="normal"/>
    </style:style>
    <style:style style:name="T38" style:family="text">
      <style:text-properties style:text-underline-style="none" fo:font-weight="normal" officeooo:rsid="00219925" style:font-weight-asian="normal" style:font-weight-complex="normal"/>
    </style:style>
    <style:style style:name="T39" style:family="text">
      <style:text-properties style:text-underline-style="none" fo:font-weight="normal" officeooo:rsid="0021ec0f" style:font-weight-asian="normal" style:font-weight-complex="normal"/>
    </style:style>
    <style:style style:name="T40" style:family="text">
      <style:text-properties fo:color="#990099" style:text-underline-style="none" fo:font-weight="normal" style:font-weight-asian="normal" style:font-weight-complex="normal"/>
    </style:style>
    <style:style style:name="T41" style:family="text">
      <style:text-properties officeooo:rsid="001a1d25"/>
    </style:style>
    <style:style style:name="T42" style:family="text">
      <style:text-properties fo:font-size="8pt" fo:font-weight="normal" style:font-size-asian="8pt" style:font-weight-asian="normal" style:font-size-complex="8pt" style:font-weight-complex="normal"/>
    </style:style>
    <style:style style:name="T43" style:family="text">
      <style:text-properties fo:font-size="8pt" fo:font-weight="normal" officeooo:rsid="0014facc" style:font-size-asian="8pt" style:font-weight-asian="normal" style:font-size-complex="8pt" style:font-weight-complex="normal"/>
    </style:style>
    <style:style style:name="T44" style:family="text">
      <style:text-properties officeooo:rsid="001a790e"/>
    </style:style>
    <style:style style:name="T45" style:family="text">
      <style:text-properties officeooo:rsid="001bd402"/>
    </style:style>
    <style:style style:name="T46" style:family="text">
      <style:text-properties officeooo:rsid="001d9ff1"/>
    </style:style>
    <style:style style:name="T47" style:family="text">
      <style:text-properties officeooo:rsid="001e3fc7"/>
    </style:style>
    <style:style style:name="T48" style:family="text">
      <style:text-properties officeooo:rsid="0021da68"/>
    </style:style>
    <style:style style:name="T49" style:family="text">
      <style:text-properties officeooo:rsid="001a073f"/>
    </style:style>
    <style:style style:name="T50" style:family="text">
      <style:text-properties officeooo:rsid="001e7597"/>
    </style:style>
    <style:style style:name="T51" style:family="text">
      <style:text-properties officeooo:rsid="001f5a53"/>
    </style:style>
    <style:style style:name="T52" style:family="text">
      <style:text-properties officeooo:rsid="00219925"/>
    </style:style>
    <style:style style:name="T53" style:family="text">
      <style:text-properties officeooo:rsid="002675ca"/>
    </style:style>
    <style:style style:name="T54" style:family="text">
      <style:text-properties officeooo:rsid="0023c56f"/>
    </style:style>
    <style:style style:name="T55" style:family="text">
      <style:text-properties officeooo:rsid="00229da0"/>
    </style:style>
    <style:style style:name="T56" style:family="text">
      <style:text-properties officeooo:rsid="0024e7eb"/>
    </style:style>
    <style:style style:name="T57" style:family="text">
      <style:text-properties officeooo:rsid="0022f0b3"/>
    </style:style>
    <style:style style:name="T58" style:family="text">
      <style:text-properties fo:color="#ff6600" style:text-underline-style="solid" style:text-underline-width="auto" style:text-underline-color="font-color"/>
    </style:style>
    <style:style style:name="T59" style:family="text">
      <style:text-properties fo:background-color="#ff3333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Class - 1</text:p>
      <text:p text:style-name="P1"><text:span text:style-name="T5">Date:20-2-17</text:span><text:span text:style-name="T3"><text:tab/></text:span><text:tab/><text:tab/><text:tab/><text:tab/><text:tab/><text:tab/><text:tab/><text:span text:style-name="T3">Prepared By: Krishna Sagar </text:span><text:span text:style-name="T4">&amp; </text:span><text:span text:style-name="T3">Team</text:span></text:p>
      <text:p text:style-name="P5"/>
      <text:p text:style-name="P3"/>
      <text:p text:style-name="P3"><text:tab/><text:tab/><text:tab/><text:tab/><text:tab/><text:span text:style-name="T58">Basics of C</text:span></text:p>
      <text:p text:style-name="P2"/>
      <text:p text:style-name="P125">Types of Programming Language:</text:p>
      <text:p text:style-name="P13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7">Programming Language Type</text:p>
          </table:table-cell>
          <table:table-cell table:style-name="Table3.A1" office:value-type="string">
            <text:p text:style-name="P157">Discription</text:p>
          </table:table-cell>
          <table:table-cell table:style-name="Table3.C1" office:value-type="string">
            <text:p text:style-name="P157">Example</text:p>
          </table:table-cell>
        </table:table-row>
        <table:table-row>
          <table:table-cell table:style-name="Table3.A2" office:value-type="string">
            <text:p text:style-name="P4">Machine Language :<text:span text:style-name="T41">(Low level language)</text:span></text:p>
          </table:table-cell>
          <table:table-cell table:style-name="Table3.A2" office:value-type="string">
            <text:list xml:id="list3377931118264916006" text:style-name="L1">
              <text:list-item>
                <text:p text:style-name="P106">Machine language is a collection of binary digits or bits that the computer reads and interprets. </text:p>
              </text:list-item>
              <text:list-item>
                <text:p text:style-name="P106">Machine languages are the only languages understood by computers. </text:p>
              </text:list-item>
              <text:list-item>
                <text:p text:style-name="P106">While easily understood by computers, machine languages are almost impossible for humans to use </text:p>
              </text:list-item>
            </text:list>
            <text:p text:style-name="P13">because they consist entirely of numbers.</text:p>
          </table:table-cell>
          <table:table-cell table:style-name="Table3.C2" office:value-type="string">
            <text:p text:style-name="P13">169 1 160 0 153 0 128 153 0 129 153 130 153 0 131 </text:p>
            <text:p text:style-name="P13">200 208 241 96 </text:p>
          </table:table-cell>
        </table:table-row>
        <table:table-row>
          <table:table-cell table:style-name="Table3.A2" office:value-type="string">
            <text:p text:style-name="P16">A<text:span text:style-name="T2">ssembly Language:</text:span></text:p>
          </table:table-cell>
          <table:table-cell table:style-name="Table3.A2" office:value-type="string">
            <text:list xml:id="list1318099439134995881" text:style-name="L2">
              <text:list-item>
                <text:p text:style-name="P107">A program written in assembly language consists of a series of instructions mnemonics that correspond to a stream of executable instructions, when translated by an assembler, that can be loaded into memory and executed. </text:p>
              </text:list-item>
              <text:list-item>
                <text:p text:style-name="P107">Assembly languages use keywords and symbols, much like English, to form a programming language but at the same time introduce a new problem.</text:p>
              </text:list-item>
              <text:list-item>
                <text:p text:style-name="P107">The problem is that the computer doesn't understand the assembly code, so we need a way to convert it to machine code, which the computer does understand. </text:p>
              </text:list-item>
              <text:list-item>
                <text:p text:style-name="P107">Assembly language programs are translated into machine language by a program called an assembler.</text:p>
              </text:list-item>
            </text:list>
            <text:p text:style-name="P13"/>
          </table:table-cell>
          <table:table-cell table:style-name="Table3.C2" office:value-type="string">
            <text:p text:style-name="P13">mov a1, #061h </text:p>
            <text:p text:style-name="P13"/>
            <text:p text:style-name="P13">Meaning: Move the hexadecimal value 61 (97 decimal) into the processor register named "a1".</text:p>
          </table:table-cell>
        </table:table-row>
        <table:table-row>
          <table:table-cell table:style-name="Table3.A2" office:value-type="string">
            <text:p text:style-name="P10">High Level Language :</text:p>
          </table:table-cell>
          <table:table-cell table:style-name="Table3.A2" office:value-type="string">
            <text:list xml:id="list904596557040500945" text:style-name="L3">
              <text:list-item>
                <text:p text:style-name="P108">High-level languages allow us to write computer code using instructions resembling everyday spoken language (for example: print, if, while) which are then translated into machine language to be executed. </text:p>
              </text:list-item>
              <text:list-item>
                <text:p text:style-name="P108">Programs written in a high-level language need to be translated into machine language before they can be executed. </text:p>
              </text:list-item>
              <text:list-item>
                <text:p text:style-name="P108">Some programming languages use a compiler to perform this translation and others use an interpreter.</text:p>
              </text:list-item>
            </text:list>
          </table:table-cell>
          <table:table-cell table:style-name="Table3.C2" office:value-type="string">
            <text:p text:style-name="P13">• Low-level languages are closer to the language used by a computer, while high-level languages are closer to human languages.</text:p>
            <text:p text:style-name="P13"/>
            <text:p text:style-name="P13">- ADA </text:p>
            <text:p text:style-name="P13">- C </text:p>
            <text:p text:style-name="P13">- C++ </text:p>
            <text:p text:style-name="P13">- JAVA </text:p>
            <text:p text:style-name="P13">- BASIC </text:p>
            <text:p text:style-name="P13">- COBOL </text:p>
            <text:p text:style-name="P13">- PASCAL </text:p>
            <text:p text:style-name="P13">- PHYTON</text:p>
          </table:table-cell>
        </table:table-row>
      </table:table>
      <text:p text:style-name="P1"/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7">Program <text:span text:style-name="T41">Name</text:span></text:p>
          </table:table-cell>
          <table:table-cell table:style-name="Table2.B1" office:value-type="string">
            <text:p text:style-name="P167">Source Code</text:p>
          </table:table-cell>
        </table:table-row>
        <table:table-row>
          <table:table-cell table:style-name="Table2.A2" office:value-type="string">
            <text:p text:style-name="P99">Example Program :</text:p>
          </table:table-cell>
          <table:table-cell table:style-name="Table2.B2" office:value-type="string">
            <text:p text:style-name="P12">#include &lt;stdio.h&gt; </text:p>
            <text:p text:style-name="P12">int main(void) </text:p>
            <text:p text:style-name="P12">{ </text:p>
            <text:p text:style-name="P12">printf("hello, world\n"); </text:p>
            <text:p text:style-name="P12">return 0; </text:p>
            <text:p text:style-name="P12">}</text:p>
            <text:p text:style-name="P12"/>
          </table:table-cell>
        </table:table-row>
      </table:table>
      <text:p text:style-name="P5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26"><text:soft-page-break/><text:span text:style-name="T59">C Program Compilation:</text:span>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7">Program <text:span text:style-name="T41">Name</text:span></text:p>
          </table:table-cell>
          <table:table-cell table:style-name="Table4.B1" office:value-type="string">
            <text:p text:style-name="P167">Source Code</text:p>
          </table:table-cell>
        </table:table-row>
        <table:table-row>
          <table:table-cell table:style-name="Table4.A2" office:value-type="string">
            <text:p text:style-name="P9">A simple C program:</text:p>
          </table:table-cell>
          <table:table-cell table:style-name="Table4.B2" office:value-type="string">
            <text:p text:style-name="P18">Let us consider a simple c program hello.c</text:p>
            <text:p text:style-name="P20">/* </text:p>
            <text:p text:style-name="P20">* File: hello.c </text:p>
            <text:p text:style-name="P20">* ------------- </text:p>
            <text:p text:style-name="P20">* This simple C program prints out the text "Hello world!". </text:p>
            <text:p text:style-name="P20">* </text:p>
            <text:p text:style-name="P20">*/ </text:p>
            <text:p text:style-name="P20">#include&lt;stdio.h&gt; </text:p>
            <text:p text:style-name="P20">int main(void) </text:p>
            <text:p text:style-name="P21">{</text:p>
            <text:p text:style-name="P21"/>
            <text:p text:style-name="P20"><text:tab/>printf("Hello world!\n"); </text:p>
            <text:p text:style-name="P20">} </text:p>
            <text:p text:style-name="P17"/>
          </table:table-cell>
        </table:table-row>
      </table:table>
      <text:p text:style-name="P6"/>
      <text:p text:style-name="P8"><text:s/></text:p>
      <text:p text:style-name="P7"/>
      <text:p text:style-name="P14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27">The C compilation model </text:p>
          </table:table-cell>
          <table:table-cell table:style-name="Table5.A1" office:value-type="string">
            <text:p text:style-name="P168">Compilation steps</text:p>
          </table:table-cell>
          <table:table-cell table:style-name="Table5.A1" office:value-type="string">
            <text:p text:style-name="P169"><text:s text:c="20"/>Description</text:p>
          </table:table-cell>
          <table:table-cell table:style-name="Table5.A1" office:value-type="string">
            <text:p text:style-name="P168">Compilation Commands</text:p>
          </table:table-cell>
          <table:table-cell table:style-name="Table5.E1" office:value-type="string">
            <text:p text:style-name="P168">output</text:p>
          </table:table-cell>
        </table:table-row>
        <table:table-row>
          <table:table-cell table:style-name="Table5.A2" office:value-type="string">
            <text:p text:style-name="P9">A simple C program:</text:p>
          </table:table-cell>
          <table:table-cell table:style-name="Table5.A2" office:value-type="string">
            <text:p text:style-name="P15"><text:s text:c="8"/>Source Code </text:p>
            <text:p text:style-name="P15"><text:tab/>↓ </text:p>
            <text:p text:style-name="P15"><text:s text:c="10"/><text:span text:style-name="T3">Preprocessor </text:span></text:p>
            <text:p text:style-name="P15"><text:tab/>↓ </text:p>
            <text:p text:style-name="P15"><text:s text:c="12"/><text:span text:style-name="T3">Compiler</text:span> </text:p>
            <text:p text:style-name="P15"><text:tab/>↓ </text:p>
            <text:p text:style-name="P15"><text:s text:c="7"/>Assembly Code</text:p>
            <text:p text:style-name="P15"><text:tab/>↓ </text:p>
            <text:p text:style-name="P15"><text:s text:c="9"/><text:span text:style-name="T3">Assembler</text:span> </text:p>
            <text:p text:style-name="P15"><text:tab/>↓ </text:p>
            <text:p text:style-name="P15"><text:s text:c="3"/>Object Code (hello.o) </text:p>
            <text:p text:style-name="P15"><text:tab/>+ </text:p>
            <text:p text:style-name="P15"><text:s text:c="12"/>Libraries </text:p>
            <text:p text:style-name="P15"><text:tab/>↓ </text:p>
            <text:p text:style-name="P15"><text:s text:c="14"/><text:span text:style-name="T3">Linker</text:span> </text:p>
            <text:p text:style-name="P15"><text:tab/>↓ </text:p>
            <text:p text:style-name="P15"><text:s text:c="10"/>Executable </text:p>
          </table:table-cell>
          <table:table-cell table:style-name="Table5.A2" office:value-type="string">
            <text:p text:style-name="P57"/>
            <text:list xml:id="list3348752343234158447" text:style-name="L4">
              <text:list-item>
                <text:p text:style-name="P110">In Preprocessor the source code will be converted into Expanded code.</text:p>
              </text:list-item>
              <text:list-item>
                <text:p text:style-name="P110">In Compiler the Expanded code will be converted to Assembly code</text:p>
              </text:list-item>
            </text:list>
            <text:p text:style-name="P57"/>
            <text:list xml:id="list102736575207876" text:continue-numbering="true" text:style-name="L4">
              <text:list-item>
                <text:p text:style-name="P110">In Assembler the Assembly code will be converted to Object code</text:p>
              </text:list-item>
            </text:list>
            <text:p text:style-name="P57"/>
            <text:p text:style-name="P57"/>
            <text:list xml:id="list102736931367218" text:continue-numbering="true" text:style-name="L4">
              <text:list-item>
                <text:p text:style-name="P111"><text:span text:style-name="T43">I</text:span><text:span text:style-name="T42">n Linker combine the object code of the library functions with object code of program. </text:span></text:p>
              </text:list-item>
            </text:list>
          </table:table-cell>
          <table:table-cell table:style-name="Table5.A2" office:value-type="string">
            <text:p text:style-name="P98">hello.c</text:p>
            <text:p text:style-name="P98"/>
            <text:p text:style-name="P19">$ gcc -E hello.c -o hello.<text:span text:style-name="T6">i</text:span></text:p>
            <text:p text:style-name="P19"/>
            <text:p text:style-name="P19">$gcc -S hello.<text:span text:style-name="T6">i -o hello.s</text:span></text:p>
            <text:p text:style-name="P19"/>
            <text:p text:style-name="P19">$gcc -c hello.<text:span text:style-name="T6">s -o hello.o</text:span></text:p>
            <text:p text:style-name="P19"/>
            <text:p text:style-name="P19"/>
            <text:p text:style-name="P19"/>
            <text:p text:style-name="P19"/>
            <text:p text:style-name="P19">$gcc hello.o -<text:span text:style-name="T44">o hello</text:span> </text:p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5.E2" office:value-type="string">
            <text:p text:style-name="P98">hello.c</text:p>
            <text:p text:style-name="P98"/>
            <text:p text:style-name="P98">hello.i</text:p>
            <text:p text:style-name="P98"/>
            <text:p text:style-name="P98">hello.s</text:p>
            <text:p text:style-name="P98"/>
            <text:p text:style-name="P98"/>
            <text:p text:style-name="P98"/>
            <text:p text:style-name="P98">hello.o</text:p>
            <text:p text:style-name="P98"/>
            <text:p text:style-name="P98"/>
            <text:p text:style-name="P98"/>
            <text:p text:style-name="P98"/>
            <text:p text:style-name="P98"/>
            <text:p text:style-name="P98">hello</text:p>
          </table:table-cell>
        </table:table-row>
      </table:table>
      <text:p text:style-name="P14"/>
      <text:p text:style-name="P14"/>
      <text:p text:style-name="P123">Class -2 </text:p>
      <text:p text:style-name="P124"><text:span text:style-name="T12">Date: </text:span><text:span text:style-name="T10">2</text:span><text:span text:style-name="T11">1</text:span><text:span text:style-name="T10">-</text:span><text:span text:style-name="T11">02</text:span><text:span text:style-name="T10">-201</text:span><text:span text:style-name="T11">7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Identifiers</text:p>
          </table:table-cell>
          <table:table-cell table:style-name="Table6.A1" office:value-type="string">
            <text:list xml:id="list2817429263319048536" text:style-name="L5">
              <text:list-item>
                <text:p text:style-name="P112">A C identifier is a name used to identify a variable, function, or any other user- defined item. </text:p>
              </text:list-item>
              <text:list-item>
                <text:p text:style-name="P112">An identifier starts with a letter A to Z, a to z, or an underscore ‘_’ followed by zero or more letters, underscores, and digits (0 to 9). </text:p>
              </text:list-item>
              <text:list-item>
                <text:p text:style-name="P109"><text:span text:style-name="T17">C does not allow punctuation characters such as @, $, and % within identifiers </text:span><text:span text:style-name="T18">and it is a</text:span><text:span text:style-name="T17"> case-sensitive programming language. Thus, Manpower and manpower are two different identifiers in C. </text:span></text:p>
              </text:list-item>
            </text:list>
          </table:table-cell>
          <table:table-cell table:style-name="Table6.C1" office:value-type="string">
            <text:p text:style-name="P35">Examples:</text:p>
            <text:p text:style-name="P27"/>
            <text:p text:style-name="P27">mohd zara abc move_name a_123 </text:p>
            <text:p text:style-name="P28"/>
            <text:p text:style-name="P28">myname50 _temp j a23b9 retVal</text:p>
          </table:table-cell>
        </table:table-row>
        <table:table-row>
          <table:table-cell table:style-name="Table6.A2" office:value-type="string">
            <text:p text:style-name="P26">Keywords :</text:p>
          </table:table-cell>
          <table:table-cell table:style-name="Table6.A2" office:value-type="string">
            <text:list xml:id="list26153794307052972" text:style-name="L6">
              <text:list-item>
                <text:p text:style-name="P114">Keywords are reserved words.</text:p>
              </text:list-item>
            </text:list>
            <text:list xml:id="list8251884694817598694" text:style-name="L7">
              <text:list-item>
                <text:p text:style-name="P113">These reserved words may not </text:p>
              </text:list-item>
            </text:list>
            <text:p text:style-name="P27">be used as constants or variables or any other identifier names. <text:span text:style-name="T45">Keywords are listed in next column.</text:span></text:p>
          </table:table-cell>
          <table:table-cell table:style-name="Table6.C2" office:value-type="string">
            <text:p text:style-name="P27">auto, else, long, switch , break, enum, register, typedef, case, extern, return, union, char, float, short, unsigned , const, for, signed, void, continue, goto, sizeof, volatile, default, if, static, while, do, int, struct, _Packed , double</text:p>
          </table:table-cell>
        </table:table-row>
      </table:table>
      <text:p text:style-name="P38"/>
      <text:p text:style-name="P22"/>
      <text:p text:style-name="P22"><text:s/></text:p>
      <text:p text:style-name="P22"/>
      <text:p text:style-name="P128">DATA TYPES:</text:p>
      <text:p text:style-name="P39"><text:soft-page-break/></text:p>
      <text:p text:style-name="P43"><text:tab/><text:span text:style-name="T2">To describe type of variable will use the data type. </text:span></text:p>
      <text:p text:style-name="P45"/>
      <text:p text:style-name="P129"><text:span text:style-name="T3">The Basic <text:s/>data types in C</text:span>:-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64">Data type name</text:p>
          </table:table-cell>
          <table:table-cell table:style-name="Table7.A1" office:value-type="string">
            <text:p text:style-name="P164">Example</text:p>
          </table:table-cell>
          <table:table-cell table:style-name="Table7.C1" office:value-type="string">
            <text:p text:style-name="P164">Size of the Datatype variable</text:p>
          </table:table-cell>
        </table:table-row>
        <table:table-row>
          <table:table-cell table:style-name="Table7.A2" office:value-type="string">
            <text:p text:style-name="P46">char - Character <text:s/>data type</text:p>
          </table:table-cell>
          <table:table-cell table:style-name="Table7.A2" office:value-type="string">
            <text:p text:style-name="P49">char var <text:span text:style-name="T45">= 'a'</text:span>;</text:p>
          </table:table-cell>
          <table:table-cell table:style-name="Table7.C2" office:value-type="string">
            <text:p text:style-name="P49"><text:s/>1Byte</text:p>
          </table:table-cell>
        </table:table-row>
        <table:table-row>
          <table:table-cell table:style-name="Table7.A2" office:value-type="string">
            <text:h text:style-name="P95" text:outline-level="2">int - Integer data type:</text:h>
          </table:table-cell>
          <table:table-cell table:style-name="Table7.A2" office:value-type="string">
            <text:p text:style-name="P50">i) int v <text:span text:style-name="T45">= 0</text:span>;</text:p>
            <text:p text:style-name="P67">ii) int n <text:span text:style-name="T45">= -5</text:span>;</text:p>
            <text:p text:style-name="P68">iii) int k = 17;</text:p>
          </table:table-cell>
          <table:table-cell table:style-name="Table7.C2" office:value-type="string">
            <text:p text:style-name="P100">4 Bytes</text:p>
          </table:table-cell>
        </table:table-row>
        <table:table-row>
          <table:table-cell table:style-name="Table7.A2" office:value-type="string">
            <text:h text:style-name="P95" text:outline-level="2">float - Floating type:</text:h>
          </table:table-cell>
          <table:table-cell table:style-name="Table7.A2" office:value-type="string">
            <text:p text:style-name="P67">i) float accountBalance;</text:p>
            <text:p text:style-name="P67">ii) float normalizationFactor = 22.442e2;</text:p>
          </table:table-cell>
          <table:table-cell table:style-name="Table7.C2" office:value-type="string">
            <text:p text:style-name="P67">4 Bytes</text:p>
          </table:table-cell>
        </table:table-row>
        <table:table-row>
          <table:table-cell table:style-name="Table7.A2" office:value-type="string">
            <text:p text:style-name="P75">double- Double type:</text:p>
          </table:table-cell>
          <table:table-cell table:style-name="Table7.A2" office:value-type="string">
            <text:p text:style-name="P67"><text:span text:style-name="T13">i) </text:span>double bookPrice;</text:p>
          </table:table-cell>
          <table:table-cell table:style-name="Table7.C2" office:value-type="string">
            <text:p text:style-name="P67">4 Bytes</text:p>
          </table:table-cell>
        </table:table-row>
      </table:table>
      <text:p text:style-name="P40"/>
      <text:p text:style-name="P89"><text:span text:style-name="T8"><text:s/></text:span><text:span text:style-name="T9">keyword </text:span><text:span text:style-name="Variable"><text:span text:style-name="T9">int</text:span></text:span><text:span text:style-name="T9"> is used for declaring integer variable. For example:</text:span></text:p>
      <text:p text:style-name="P88">The size of int is either 2 bytes or 4 bytes. It depends upon compiller and o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5"><text:s text:c="5"/>complier </text:p>
          </table:table-cell>
          <table:table-cell table:style-name="Table1.A1" office:value-type="string">
            <text:p text:style-name="P155"><text:s text:c="5"/>os </text:p>
          </table:table-cell>
          <table:table-cell table:style-name="Table1.C1" office:value-type="string">
            <text:p text:style-name="P155"><text:s text:c="7"/>int-sige</text:p>
          </table:table-cell>
        </table:table-row>
        <table:table-row table:style-name="Table1.1">
          <table:table-cell table:style-name="Table1.A2" office:value-type="string">
            <text:p text:style-name="P101">16</text:p>
          </table:table-cell>
          <table:table-cell table:style-name="Table1.A2" office:value-type="string">
            <text:p text:style-name="P101">16</text:p>
          </table:table-cell>
          <table:table-cell table:style-name="Table1.C2" office:value-type="string">
            <text:p text:style-name="P101"><text:s/>2 bytes</text:p>
          </table:table-cell>
        </table:table-row>
        <table:table-row table:style-name="Table1.1">
          <table:table-cell table:style-name="Table1.A2" office:value-type="string">
            <text:p text:style-name="P101">16</text:p>
          </table:table-cell>
          <table:table-cell table:style-name="Table1.A2" office:value-type="string">
            <text:p text:style-name="P101">32</text:p>
          </table:table-cell>
          <table:table-cell table:style-name="Table1.C2" office:value-type="string">
            <text:p text:style-name="P101">2 bytes</text:p>
          </table:table-cell>
        </table:table-row>
        <table:table-row table:style-name="Table1.1">
          <table:table-cell table:style-name="Table1.A2" office:value-type="string">
            <text:p text:style-name="P101">32</text:p>
          </table:table-cell>
          <table:table-cell table:style-name="Table1.A2" office:value-type="string">
            <text:p text:style-name="P101">16</text:p>
          </table:table-cell>
          <table:table-cell table:style-name="Table1.C2" office:value-type="string">
            <text:p text:style-name="P101">2 bytes</text:p>
          </table:table-cell>
        </table:table-row>
        <table:table-row table:style-name="Table1.1">
          <table:table-cell table:style-name="Table1.A2" office:value-type="string">
            <text:p text:style-name="P101">32</text:p>
          </table:table-cell>
          <table:table-cell table:style-name="Table1.A2" office:value-type="string">
            <text:p text:style-name="P101">32</text:p>
          </table:table-cell>
          <table:table-cell table:style-name="Table1.C2" office:value-type="string">
            <text:p text:style-name="P101">4 b ytes</text:p>
          </table:table-cell>
        </table:table-row>
      </table:table>
      <text:p text:style-name="P58"/>
      <text:p text:style-name="P143">Size Qualifiers:</text:p>
      <text:p text:style-name="P93"><text:span text:style-name="T19">There are two size qualifiers, </text:span><text:span text:style-name="Variable"><text:span text:style-name="T19">long</text:span></text:span><text:span text:style-name="T19"> and </text:span><text:span text:style-name="Variable"><text:span text:style-name="T19">short</text:span></text:span><text:span text:style-name="T19">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6">Long </text:p>
          </table:table-cell>
          <table:table-cell table:style-name="Table8.B1" office:value-type="string">
            <text:p text:style-name="P96">Size is : 8Bytes</text:p>
          </table:table-cell>
        </table:table-row>
        <table:table-row>
          <table:table-cell table:style-name="Table8.A2" office:value-type="string">
            <text:p text:style-name="P96">Short </text:p>
          </table:table-cell>
          <table:table-cell table:style-name="Table8.B2" office:value-type="string">
            <text:p text:style-name="P96">Size is : 2Bytes</text:p>
          </table:table-cell>
        </table:table-row>
      </table:table>
      <text:p text:style-name="P92"><text:span text:style-name="T15"><text:tab/></text:span><text:span text:style-name="T8"> </text:span></text:p>
      <text:h text:style-name="P171" text:outline-level="3">Sign qualifiers:</text:h>
      <text:p text:style-name="P94"><text:span text:style-name="T19">There are two sign qualifiers, </text:span><text:span text:style-name="Variable"><text:span text:style-name="T19">unsigned</text:span></text:span><text:span text:style-name="T19"> and </text:span><text:span text:style-name="Variable"><text:span text:style-name="T19">signed</text:span></text:span><text:span text:style-name="T19">.The default one is signed.</text:span><text:span text:style-name="T15"><text:tab/>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70">Name of sign qualifier</text:p>
          </table:table-cell>
          <table:table-cell table:style-name="Table9.A1" office:value-type="string">
            <text:p text:style-name="P154">Example</text:p>
          </table:table-cell>
          <table:table-cell table:style-name="Table9.C1" office:value-type="string">
            <text:p text:style-name="P154">Range of qualifier</text:p>
          </table:table-cell>
        </table:table-row>
        <table:table-row>
          <table:table-cell table:style-name="Table9.A2" office:value-type="string">
            <text:p text:style-name="P97">Unsigned integer</text:p>
          </table:table-cell>
          <table:table-cell table:style-name="Table9.A2" office:value-type="string">
            <text:p text:style-name="P69">unsigned int v;</text:p>
          </table:table-cell>
          <table:table-cell table:style-name="Table9.C2" office:value-type="string">
            <text:p text:style-name="P69">0 to 2<text:span text:style-name="T30">n</text:span>-1 </text:p>
          </table:table-cell>
        </table:table-row>
        <table:table-row>
          <table:table-cell table:style-name="Table9.A2" office:value-type="string">
            <text:p text:style-name="P97">Signed integer</text:p>
          </table:table-cell>
          <table:table-cell table:style-name="Table9.A2" office:value-type="string">
            <text:p text:style-name="P97">Int v;</text:p>
          </table:table-cell>
          <table:table-cell table:style-name="Table9.C2" office:value-type="string">
            <text:p text:style-name="P69">-2 <text:span text:style-name="T30">n-1</text:span> to 2<text:span text:style-name="T30">n-1</text:span>-1</text:p>
          </table:table-cell>
        </table:table-row>
        <table:table-row>
          <table:table-cell table:style-name="Table9.A2" office:value-type="string">
            <text:p text:style-name="P97">Unsigned char</text:p>
          </table:table-cell>
          <table:table-cell table:style-name="Table9.A2" office:value-type="string">
            <text:p text:style-name="P97">Unsigned char ch;</text:p>
          </table:table-cell>
          <table:table-cell table:style-name="Table9.C2" office:value-type="string">
            <text:p text:style-name="P69">0 to 2<text:span text:style-name="T30">8</text:span>-1 ==== <text:s/>0 to 255</text:p>
          </table:table-cell>
        </table:table-row>
        <table:table-row>
          <table:table-cell table:style-name="Table9.A2" office:value-type="string">
            <text:p text:style-name="P97">Signed char</text:p>
          </table:table-cell>
          <table:table-cell table:style-name="Table9.A2" office:value-type="string">
            <text:p text:style-name="P97">Char ch;</text:p>
          </table:table-cell>
          <table:table-cell table:style-name="Table9.C2" office:value-type="string">
            <text:p text:style-name="P69">-2<text:span text:style-name="T30">8-1</text:span> to 2<text:span text:style-name="T30">8-1</text:span>-1 === -128 to 127</text:p>
          </table:table-cell>
        </table:table-row>
      </table:table>
      <text:p text:style-name="P91"><text:s/></text:p>
      <text:p text:style-name="P151">Class - 3</text:p>
      <text:p text:style-name="P152">Date: 22-02-2017</text:p>
      <text:p text:style-name="P144">ASCII:</text:p>
      <text:p text:style-name="P59"><text:span text:style-name="T31"><text:tab/></text:span>ASCII stands for American Standard Code for Information Interchange<text:span text:style-name="T20">. </text:span></text:p>
      <text:p text:style-name="P90"><text:soft-page-break/>To get more ascii. Type, man ascii in linux</text:p>
      <text:p text:style-name="P143">Operators:</text:p>
      <text:p text:style-name="P59"><text:span text:style-name="T16"><text:tab/></text:span><text:span text:style-name="T2">An operator is a symbol that tells the compiler to perform specific mathematical or logical function</text:span><text:span text:style-name="T23">. </text:span><text:span text:style-name="T24">There are 10 types of operator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8">S.No</text:p>
          </table:table-cell>
          <table:table-cell table:style-name="Table10.A1" office:value-type="string">
            <text:p text:style-name="P159">Operator name</text:p>
          </table:table-cell>
          <table:table-cell table:style-name="Table10.A1" office:value-type="string">
            <text:p text:style-name="P160">Discription</text:p>
          </table:table-cell>
          <table:table-cell table:style-name="Table10.D1" office:value-type="string">
            <text:p text:style-name="P159">Example program</text:p>
          </table:table-cell>
        </table:table-row>
        <table:table-row>
          <table:table-cell table:style-name="Table10.A2" office:value-type="string">
            <text:p text:style-name="P73">1</text:p>
          </table:table-cell>
          <table:table-cell table:style-name="Table10.A2" office:value-type="string">
            <text:p text:style-name="P69">Arithmetic Operators</text:p>
          </table:table-cell>
          <table:table-cell table:style-name="Table10.A2" office:value-type="string">
            <text:p text:style-name="P70"><text:span text:style-name="T13">Arithemetic operators used to perform the </text:span><text:s/>mathematical calculations like </text:p>
            <text:p text:style-name="P70">addition,</text:p>
            <text:p text:style-name="P70">subtraction,</text:p>
            <text:p text:style-name="P70">multiplication,</text:p>
            <text:p text:style-name="P70">division and modulus. </text:p>
          </table:table-cell>
          <table:table-cell table:style-name="Table10.D2" office:value-type="string">
            <text:p text:style-name="P51">#include&lt;stdio.h&gt;</text:p>
            <text:p text:style-name="P51">int main(void)</text:p>
            <text:p text:style-name="P51">{</text:p>
            <text:p text:style-name="P53"/>
            <text:p text:style-name="P53">int i,v,c;</text:p>
            <text:p text:style-name="P51">i = 20;</text:p>
            <text:p text:style-name="P51">v = 10;</text:p>
            <text:p text:style-name="P71">c= i+v</text:p>
            <text:p text:style-name="P71">printf(“%d\n”,c);</text:p>
            <text:p text:style-name="P71">c= i*v</text:p>
            <text:p text:style-name="P71">printf(“%d\n”,c);</text:p>
            <text:p text:style-name="P71">c = i/v</text:p>
            <text:p text:style-name="P71">printf(“%d\n”,c);</text:p>
            <text:p text:style-name="P72">return 0;</text:p>
            <text:p text:style-name="P72">}</text:p>
          </table:table-cell>
        </table:table-row>
        <table:table-row>
          <table:table-cell table:style-name="Table10.A2" office:value-type="string">
            <text:p text:style-name="P73">2</text:p>
          </table:table-cell>
          <table:table-cell table:style-name="Table10.A2" office:value-type="string">
            <text:p text:style-name="P69">Assignment Operators</text:p>
          </table:table-cell>
          <table:table-cell table:style-name="Table10.A2" office:value-type="string">
            <text:p text:style-name="P70">These are used to assign the values for the variables.</text:p>
          </table:table-cell>
          <table:table-cell table:style-name="Table10.D2" office:value-type="string">
            <text:p text:style-name="P51">#include&lt;stdio.h&gt;</text:p>
            <text:p text:style-name="P51">int main(void)</text:p>
            <text:p text:style-name="P51">{</text:p>
            <text:p text:style-name="P53">int v1 <text:span text:style-name="T47">= 10</text:span>,v2 <text:span text:style-name="T47">= 3</text:span>;</text:p>
            <text:p text:style-name="P71">int res;</text:p>
            <text:p text:style-name="P71">res = v1/v2;</text:p>
            <text:p text:style-name="P71">printf(“%d\n”,res);</text:p>
            <text:p text:style-name="P72">return 0;</text:p>
            <text:p text:style-name="P72">}</text:p>
          </table:table-cell>
        </table:table-row>
        <table:table-row>
          <table:table-cell table:style-name="Table10.A2" office:value-type="string">
            <text:p text:style-name="P73">3</text:p>
          </table:table-cell>
          <table:table-cell table:style-name="Table10.A2" office:value-type="string">
            <text:p text:style-name="P69">Increment/ Decrement Operators</text:p>
          </table:table-cell>
          <table:table-cell table:style-name="Table10.A2" office:value-type="string">
            <text:p text:style-name="P70">These operators are used to either increase or decrease the value of the variable by one.</text:p>
          </table:table-cell>
          <table:table-cell table:style-name="Table10.D2" office:value-type="string">
            <text:p text:style-name="P47">#include&lt;stdio.h&gt;</text:p>
            <text:p text:style-name="P47">int main(void)</text:p>
            <text:p text:style-name="P47">{</text:p>
            <text:p text:style-name="P48">int A = 0;</text:p>
            <text:p text:style-name="P79">int b = ++A;</text:p>
            <text:p text:style-name="P79">int c = <text:s/>--A</text:p>
            <text:p text:style-name="P79">printf(“%d %<text:span text:style-name="T47">d</text:span>\n”,<text:span text:style-name="T47">b,</text:span>c);</text:p>
            <text:p text:style-name="P78">return 0;</text:p>
            <text:p text:style-name="P78">}</text:p>
          </table:table-cell>
        </table:table-row>
        <table:table-row>
          <table:table-cell table:style-name="Table10.A2" office:value-type="string">
            <text:p text:style-name="P73">4</text:p>
          </table:table-cell>
          <table:table-cell table:style-name="Table10.A2" office:value-type="string">
            <text:p text:style-name="P69">Relational <text:s text:c="2"/>Operators</text:p>
          </table:table-cell>
          <table:table-cell table:style-name="Table10.A2" office:value-type="string">
            <text:p text:style-name="P70">These operators are used to compare the value of two variables.</text:p>
          </table:table-cell>
          <table:table-cell table:style-name="Table10.D2" office:value-type="string">
            <text:p text:style-name="P47">#include&lt;stdio.h&gt;</text:p>
            <text:p text:style-name="P47">int main(void)</text:p>
            <text:p text:style-name="P47">{</text:p>
            <text:p text:style-name="P48">int v1,v2;</text:p>
            <text:p text:style-name="P79">int res;</text:p>
            <text:p text:style-name="P79">v1 = 10;</text:p>
            <text:p text:style-name="P79">v2 = 5;</text:p>
            <text:p text:style-name="P79">res = (v1&lt;v2);</text:p>
            <text:p text:style-name="P79">printf(“%d\n”, res);</text:p>
            <text:p text:style-name="P78">return 0;</text:p>
            <text:p text:style-name="P78">}</text:p>
          </table:table-cell>
        </table:table-row>
        <table:table-row>
          <table:table-cell table:style-name="Table10.A2" office:value-type="string">
            <text:p text:style-name="P73">5</text:p>
          </table:table-cell>
          <table:table-cell table:style-name="Table10.A2" office:value-type="string">
            <text:p text:style-name="P69">Logical Operators</text:p>
          </table:table-cell>
          <table:table-cell table:style-name="Table10.A2" office:value-type="string">
            <text:p text:style-name="P70">These operators are used to perform logical operations on the <text:soft-page-break/>given two variables</text:p>
          </table:table-cell>
          <table:table-cell table:style-name="Table10.D2" office:value-type="string">
            <text:p text:style-name="P52">#include&lt;stdio.h&gt;</text:p>
            <text:p text:style-name="P52">int main(void)</text:p>
            <text:p text:style-name="P52"><text:soft-page-break/>{</text:p>
            <text:p text:style-name="P48">int v1,v2, v3;</text:p>
            <text:p text:style-name="P79">int res;</text:p>
            <text:p text:style-name="P79">v1 = 10;</text:p>
            <text:p text:style-name="P79">v2 = 5;</text:p>
            <text:p text:style-name="P79">v3 = 20;</text:p>
            <text:p text:style-name="P79">res = (v1&lt;v2)&amp;&amp;(v2&lt;v3);</text:p>
            <text:p text:style-name="P79">printf(“%d\n”,res);</text:p>
            <text:p text:style-name="P78">return 0;</text:p>
            <text:p text:style-name="P78">}</text:p>
          </table:table-cell>
        </table:table-row>
        <table:table-row>
          <table:table-cell table:style-name="Table10.A2" office:value-type="string">
            <text:p text:style-name="P73">6</text:p>
          </table:table-cell>
          <table:table-cell table:style-name="Table10.A2" office:value-type="string">
            <text:p text:style-name="P69">Ternary or Conditional</text:p>
          </table:table-cell>
          <table:table-cell table:style-name="Table10.A2" office:value-type="string">
            <text:p text:style-name="P70">Conditional operators return one value if condition is true and returns another value is condition is false.</text:p>
          </table:table-cell>
          <table:table-cell table:style-name="Table10.D2" office:value-type="string">
            <text:p text:style-name="P47">#include&lt;stdio.h&gt;</text:p>
            <text:p text:style-name="P47">int main(void)</text:p>
            <text:p text:style-name="P47">{</text:p>
            <text:p text:style-name="P48">int v1,v2;</text:p>
            <text:p text:style-name="P79">int res;</text:p>
            <text:p text:style-name="P79">v1 = 10;</text:p>
            <text:p text:style-name="P79">v2= 20;</text:p>
            <text:p text:style-name="P79">res = (v1&gt;v2)?v1:v2;</text:p>
            <text:p text:style-name="P79">printf(“%d\n”,res);</text:p>
            <text:p text:style-name="P78">return 0;</text:p>
            <text:p text:style-name="P78">}</text:p>
          </table:table-cell>
        </table:table-row>
        <table:table-row>
          <table:table-cell table:style-name="Table10.A2" office:value-type="string">
            <text:p text:style-name="P73">7</text:p>
          </table:table-cell>
          <table:table-cell table:style-name="Table10.A2" office:value-type="string">
            <text:p text:style-name="P69">Size of Operators</text:p>
          </table:table-cell>
          <table:table-cell table:style-name="Table10.A2" office:value-type="string">
            <text:p text:style-name="P70">The <text:span text:style-name="Source_20_Text"><text:span text:style-name="T7">sizeof </text:span></text:span>operator which returns the size of data.</text:p>
          </table:table-cell>
          <table:table-cell table:style-name="Table10.D2" office:value-type="string">
            <text:p text:style-name="P47">#include&lt;stdio.h&gt;</text:p>
            <text:p text:style-name="P47">int main(void)</text:p>
            <text:p text:style-name="P47">{</text:p>
            <text:p text:style-name="P48">int v1;</text:p>
            <text:p text:style-name="P76">printf(“%d\n”,sizeof(v1));</text:p>
            <text:p text:style-name="P77">return 0;</text:p>
            <text:p text:style-name="P77">}</text:p>
          </table:table-cell>
        </table:table-row>
        <table:table-row>
          <table:table-cell table:style-name="Table10.A2" office:value-type="string">
            <text:p text:style-name="P73">8</text:p>
          </table:table-cell>
          <table:table-cell table:style-name="Table10.A2" office:value-type="string">
            <text:p text:style-name="P69">comma Operators</text:p>
          </table:table-cell>
          <table:table-cell table:style-name="Table10.A2" office:value-type="string">
            <text:p text:style-name="P70">Comma operators are used to link related expressions together</text:p>
          </table:table-cell>
          <table:table-cell table:style-name="Table10.D2" office:value-type="string">
            <text:p text:style-name="P47">#include&lt;stdio.h&gt;</text:p>
            <text:p text:style-name="P47">int main(void)</text:p>
            <text:p text:style-name="P47">{</text:p>
            <text:p text:style-name="P48">int v1,v2 res;</text:p>
            <text:p text:style-name="P79">res = (v1=10) , (v2 = 20), (v1+v2);</text:p>
            <text:p text:style-name="P79">printf(“%d\n”,sizeof(v1));</text:p>
            <text:p text:style-name="P78">return 0;</text:p>
            <text:p text:style-name="P78">}</text:p>
          </table:table-cell>
        </table:table-row>
        <table:table-row>
          <table:table-cell table:style-name="Table10.A2" office:value-type="string">
            <text:p text:style-name="P73">9</text:p>
          </table:table-cell>
          <table:table-cell table:style-name="Table10.A2" office:value-type="string">
            <text:p text:style-name="P69">impl<text:span text:style-name="T46">i</text:span>cit/ expl<text:span text:style-name="T46">i</text:span>cit Operators</text:p>
          </table:table-cell>
          <table:table-cell table:style-name="Table10.A2" office:value-type="string">
            <text:p text:style-name="P37"><text:span text:style-name="T32">Implicit:</text:span><text:span text:style-name="T34">Evaluation of expression will take the default datatype.</text:span></text:p>
            <text:p text:style-name="P29"><text:tab/></text:p>
            <text:p text:style-name="P37"/>
            <text:p text:style-name="P37"><text:span text:style-name="T32">Explicit:</text:span><text:span text:style-name="T37">To overwrite the default datatype of implicit functionality.</text:span></text:p>
            <text:p text:style-name="P29"><text:tab/><text:tab/></text:p>
            <text:p text:style-name="P29"><text:tab/><text:tab/></text:p>
          </table:table-cell>
          <table:table-cell table:style-name="Table10.D2" office:value-type="string">
            <text:p text:style-name="P29">int/int = int</text:p>
            <text:p text:style-name="P29">int/float = float</text:p>
            <text:p text:style-name="P29">float/int = float</text:p>
            <text:p text:style-name="P29">float/float = float</text:p>
            <text:p text:style-name="P29"/>
            <text:p text:style-name="P33">#include&lt;stdio.h&gt;</text:p>
            <text:p text:style-name="P32">int main(void)</text:p>
            <text:p text:style-name="P32">{</text:p>
            <text:p text:style-name="P31">int v1,v2;</text:p>
            <text:p text:style-name="P31">float v3;</text:p>
            <text:p text:style-name="P31">v1 =10;</text:p>
            <text:p text:style-name="P31">v2 = 3;</text:p>
            <text:p text:style-name="P31">v3 = (float)v1/v2;</text:p>
            <text:p text:style-name="P31">printf(“%f”,v3);</text:p>
            <text:p text:style-name="P34">return 0;</text:p>
            <text:p text:style-name="P32">}</text:p>
          </table:table-cell>
        </table:table-row>
        <table:table-row>
          <table:table-cell table:style-name="Table10.A2" office:value-type="string">
            <text:p text:style-name="P73">10</text:p>
          </table:table-cell>
          <table:table-cell table:style-name="Table10.A2" office:value-type="string">
            <text:p text:style-name="P69">Bitwise Operators.</text:p>
          </table:table-cell>
          <table:table-cell table:style-name="Table10.A2" office:value-type="string">
            <text:p text:style-name="P30">Bit-wise operators are used to perform operations on bit-level</text:p>
          </table:table-cell>
          <table:table-cell table:style-name="Table10.D2" office:value-type="string">
            <text:p text:style-name="P30">1)Bitwise-OR-------&gt;<text:tab/><text:tab/>|</text:p>
            <text:p text:style-name="P30">2)Bitwise-AND-----&gt;<text:tab/><text:tab/>&amp;</text:p>
            <text:p text:style-name="P30"><text:soft-page-break/>3)Bitwise-XOR------&gt;<text:tab/>^</text:p>
            <text:p text:style-name="P30">4)Bitwise-negation----&gt;<text:tab/>~</text:p>
            <text:p text:style-name="P30">5)leftshift----------------&gt;<text:tab/>&lt;&lt;</text:p>
            <text:p text:style-name="P30">6)Rightshift-------------&gt;<text:tab/>&gt;&gt;</text:p>
          </table:table-cell>
        </table:table-row>
      </table:table>
      <text:p text:style-name="P59"/>
      <text:p text:style-name="P148">Bitwise Operator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65">Logic</text:p>
          </table:table-cell>
          <table:table-cell table:style-name="Table11.A1" office:value-type="string">
            <text:p text:style-name="P165">Truth Table</text:p>
          </table:table-cell>
          <table:table-cell table:style-name="Table11.C1" office:value-type="string">
            <text:p text:style-name="P165">Example</text:p>
          </table:table-cell>
        </table:table-row>
        <table:table-row>
          <table:table-cell table:style-name="Table11.A2" office:value-type="string">
            <text:p text:style-name="P102">AND(&amp;)</text:p>
          </table:table-cell>
          <table:table-cell table:style-name="Table11.A2" office:value-type="string">
            <text:p text:style-name="P30">a<text:tab/>b<text:tab/>output</text:p>
            <text:p text:style-name="P30">0<text:tab/>0<text:tab/>0</text:p>
            <text:p text:style-name="P30">0<text:tab/>1<text:tab/>0</text:p>
            <text:p text:style-name="P30">1<text:tab/>0<text:tab/>0</text:p>
            <text:p text:style-name="P30">1<text:tab/>1<text:tab/>1</text:p>
          </table:table-cell>
          <table:table-cell table:style-name="Table11.C2" office:value-type="string">
            <text:p text:style-name="P30">a = 0xAB79</text:p>
            <text:p text:style-name="P30">b = 0x979C</text:p>
            <text:p text:style-name="P30">0xAB79 <text:span text:style-name="T48">=</text:span>1010 1011 0111 1001</text:p>
            <text:p text:style-name="P36">&amp;</text:p>
            <text:p text:style-name="P30">0x979C <text:s/><text:span text:style-name="T48">=</text:span>1001 0111 1001 1100</text:p>
            <text:p text:style-name="P116">o/p </text:p>
            <text:p text:style-name="P30">0x<text:span text:style-name="T49">8318 <text:s/>=</text:span>10<text:span text:style-name="T49">00</text:span> <text:span text:style-name="T49">00</text:span>11 <text:span text:style-name="T49">000</text:span>1 <text:s/>1<text:span text:style-name="T49">000</text:span></text:p>
          </table:table-cell>
        </table:table-row>
        <table:table-row>
          <table:table-cell table:style-name="Table11.A2" office:value-type="string">
            <text:p text:style-name="P102">OR(|)</text:p>
          </table:table-cell>
          <table:table-cell table:style-name="Table11.A2" office:value-type="string">
            <text:p text:style-name="P30">a<text:tab/>b<text:tab/>output</text:p>
            <text:p text:style-name="P30">0<text:tab/>0<text:tab/>0</text:p>
            <text:p text:style-name="P30">0<text:tab/>1<text:tab/>1</text:p>
            <text:p text:style-name="P30">1<text:tab/>0<text:tab/>1</text:p>
            <text:p text:style-name="P30">1<text:tab/>1<text:tab/>1</text:p>
          </table:table-cell>
          <table:table-cell table:style-name="Table11.C2" office:value-type="string">
            <text:p text:style-name="P30">a = 0xAB79</text:p>
            <text:p text:style-name="P30">b = 0x979C</text:p>
            <text:p text:style-name="P30">0xAB79 <text:span text:style-name="T48">=1</text:span>010 1011 0111 1001</text:p>
            <text:p text:style-name="P36">|</text:p>
            <text:p text:style-name="P30">0x979C <text:s/><text:span text:style-name="T48">=</text:span>1001 0111 1001 1100</text:p>
            <text:p text:style-name="P116">o/p</text:p>
            <text:p text:style-name="P30">0xBFFD<text:span text:style-name="T48">=1</text:span>011 1111 1111 <text:s/>1101</text:p>
          </table:table-cell>
        </table:table-row>
        <table:table-row>
          <table:table-cell table:style-name="Table11.A2" office:value-type="string">
            <text:p text:style-name="P102">XOR(^)</text:p>
          </table:table-cell>
          <table:table-cell table:style-name="Table11.A2" office:value-type="string">
            <text:p text:style-name="P30">a<text:tab/>b<text:tab/>output</text:p>
            <text:p text:style-name="P30">0<text:tab/>0<text:tab/>0</text:p>
            <text:p text:style-name="P30">0<text:tab/>1<text:tab/>1</text:p>
            <text:p text:style-name="P30">1<text:tab/>0<text:tab/>1</text:p>
            <text:p text:style-name="P30">1<text:tab/>1<text:tab/>0</text:p>
          </table:table-cell>
          <table:table-cell table:style-name="Table11.C2" office:value-type="string">
            <text:p text:style-name="P30">a = 0xAB79</text:p>
            <text:p text:style-name="P30">b = 0x979C</text:p>
            <text:p text:style-name="P30">0xAB79<text:span text:style-name="T48">=</text:span>1010 1011 0111 1001</text:p>
            <text:p text:style-name="P36">^</text:p>
            <text:p text:style-name="P30">0x979C <text:span text:style-name="T48">=</text:span>1001 0111 1001 1100</text:p>
            <text:p text:style-name="P117">o/p</text:p>
            <text:p text:style-name="P30">0x<text:span text:style-name="T49">3CE5=0</text:span>011 11<text:span text:style-name="T49">00</text:span> 111<text:span text:style-name="T49">0</text:span> <text:s/><text:span text:style-name="T49">0101</text:span></text:p>
          </table:table-cell>
        </table:table-row>
        <table:table-row>
          <table:table-cell table:style-name="Table11.A2" office:value-type="string">
            <text:p text:style-name="P102">NEGATION(^)</text:p>
          </table:table-cell>
          <table:table-cell table:style-name="Table11.A2" office:value-type="string">
            <text:p text:style-name="P30">a<text:tab/>output</text:p>
            <text:p text:style-name="P30">0<text:tab/>1</text:p>
            <text:p text:style-name="P30">1<text:tab/>0</text:p>
          </table:table-cell>
          <table:table-cell table:style-name="Table11.C2" office:value-type="string">
            <text:p text:style-name="P30">a = 0xAB79</text:p>
            <text:p text:style-name="P118">i/p</text:p>
            <text:p text:style-name="P30">0xAB79 <text:span text:style-name="T48">=</text:span>1010 1011 0111 1001</text:p>
            <text:p text:style-name="P118">o/p</text:p>
            <text:p text:style-name="P118">0x5486 = 0101 0100 1000 0110</text:p>
          </table:table-cell>
        </table:table-row>
      </table:table>
      <text:p text:style-name="P5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2">LEFT SHIFT(&lt;&lt;)</text:p>
          </table:table-cell>
          <table:table-cell table:style-name="Table12.B1" office:value-type="string">
            <text:p text:style-name="P118">a= 0xAB79&lt;&lt;1</text:p>
            <text:p text:style-name="P119">i/p 0xAB79 = 1010 1011 0111 1001</text:p>
            <text:p text:style-name="P55"><text:span text:style-name="T25">o/p 0x56F2 </text:span><text:span text:style-name="T26">= <text:s/></text:span><text:span text:style-name="T25">0101 <text:s/>0110 <text:s/>1111 0010</text:span></text:p>
          </table:table-cell>
        </table:table-row>
        <table:table-row>
          <table:table-cell table:style-name="Table12.A2" office:value-type="string">
            <text:p text:style-name="P102">RIGHT SHIFT(&gt;&gt;)</text:p>
          </table:table-cell>
          <table:table-cell table:style-name="Table12.B2" office:value-type="string">
            <text:p text:style-name="P54"><text:span text:style-name="T14"><text:s/></text:span><text:span text:style-name="T21">a= 0xAB79</text:span><text:span text:style-name="T22">&gt;&gt;1</text:span></text:p>
            <text:p text:style-name="P83"><text:span text:style-name="T28">i/p <text:s text:c="2"/>0xAB79 <text:s/></text:span><text:span text:style-name="T29">= </text:span><text:span text:style-name="T27">1010 1011 0111 1001</text:span></text:p>
            <text:p text:style-name="P83"><text:span text:style-name="T28">o/p <text:s/>0x55BC <text:s/></text:span><text:span text:style-name="T29">= </text:span><text:span text:style-name="T28">0101 0101 <text:s/>1011 <text:s/>1100 <text:s/></text:span></text:p>
          </table:table-cell>
        </table:table-row>
      </table:table>
      <text:p text:style-name="P61"/>
      <text:p text:style-name="P61"><text:tab/></text:p>
      <text:p text:style-name="P61"><text:tab/></text:p>
      <text:p text:style-name="P62"/>
      <text:p text:style-name="P41"><text:soft-page-break/><text:span text:style-name="T33">Statement</text:span><text:span text:style-name="T35"> : </text:span><text:span text:style-name="T36">A statement </text:span>is the smallest element <text:s/>that expresses some action to be carried out.</text:p>
      <text:p text:style-name="P42"><text:span text:style-name="T35">S</text:span><text:span text:style-name="T34">tatements are of 3 types.</text:span></text:p>
      <text:p text:style-name="P44"><text:tab/><text:tab/>1)Simple statement:consists of one statement.</text:p>
      <text:p text:style-name="P44"><text:tab/><text:tab/>2)compound statement:consists of 2 or more statements.</text:p>
      <text:p text:style-name="P44"><text:tab/><text:tab/>3)Null statement:consists of 0 statement.</text:p>
      <text:p text:style-name="P42"><text:span text:style-name="T34">Ex: <text:s/></text:span><text:span text:style-name="T40">(v1&lt;v2)-----&gt;this is expression</text:span></text:p>
      <text:p text:style-name="P23"><text:tab/>res= (v1&lt;v2)-----&gt;this is statement</text:p>
      <text:p text:style-name="P23"/>
      <text:p text:style-name="P24"/>
      <text:p text:style-name="P145">Priority And Association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3">Precedence</text:p>
          </table:table-cell>
          <table:table-cell table:style-name="Table13.B1" office:value-type="string">
            <text:p text:style-name="P161">Order of precedence</text:p>
          </table:table-cell>
        </table:table-row>
        <table:table-row>
          <table:table-cell table:style-name="Table13.A2" office:value-type="string">
            <text:p text:style-name="P81">. ,<text:span text:style-name="T51">(),[],-&gt;</text:span></text:p>
          </table:table-cell>
          <table:table-cell table:style-name="Table13.B2" office:value-type="string">
            <text:p text:style-name="P103">Left to Rght</text:p>
          </table:table-cell>
        </table:table-row>
        <table:table-row>
          <table:table-cell table:style-name="Table13.A2" office:value-type="string">
            <text:p text:style-name="P82">unary operator ( ++ , -- , +, - sizeof, !)</text:p>
          </table:table-cell>
          <table:table-cell table:style-name="Table13.B2" office:value-type="string">
            <text:p text:style-name="P103">Left to Right</text:p>
          </table:table-cell>
        </table:table-row>
        <table:table-row>
          <table:table-cell table:style-name="Table13.A2" office:value-type="string">
            <text:p text:style-name="P80">Arithematic operators</text:p>
            <text:p text:style-name="P82">* / %</text:p>
            <text:p text:style-name="P82">+ - </text:p>
          </table:table-cell>
          <table:table-cell table:style-name="Table13.B2" office:value-type="string">
            <text:p text:style-name="P103">Left to Right</text:p>
          </table:table-cell>
        </table:table-row>
        <table:table-row>
          <table:table-cell table:style-name="Table13.A2" office:value-type="string">
            <text:p text:style-name="P103">Bitwise Operators</text:p>
            <text:p text:style-name="P82">&lt;&lt; &gt;&gt;</text:p>
            <text:p text:style-name="P82">&amp;</text:p>
            <text:p text:style-name="P82">^</text:p>
            <text:p text:style-name="P82">|</text:p>
          </table:table-cell>
          <table:table-cell table:style-name="Table13.B2" office:value-type="string">
            <text:p text:style-name="P103">Left to Right</text:p>
          </table:table-cell>
        </table:table-row>
        <table:table-row>
          <table:table-cell table:style-name="Table13.A2" office:value-type="string">
            <text:p text:style-name="P80">Logical Operators</text:p>
            <text:p text:style-name="P82">&amp;&amp;</text:p>
            <text:p text:style-name="P82">| |</text:p>
          </table:table-cell>
          <table:table-cell table:style-name="Table13.B2" office:value-type="string">
            <text:p text:style-name="P103">Left to Right</text:p>
          </table:table-cell>
        </table:table-row>
        <table:table-row>
          <table:table-cell table:style-name="Table13.A2" office:value-type="string">
            <text:p text:style-name="P103">Ternary Operators</text:p>
            <text:p text:style-name="P103">?</text:p>
          </table:table-cell>
          <table:table-cell table:style-name="Table13.B2" office:value-type="string">
            <text:p text:style-name="P103">Right to Left</text:p>
          </table:table-cell>
        </table:table-row>
        <table:table-row>
          <table:table-cell table:style-name="Table13.A2" office:value-type="string">
            <text:p text:style-name="P103">Assignment Operators</text:p>
            <text:p text:style-name="P82">*= <text:s/>+= <text:s/>-= /=</text:p>
          </table:table-cell>
          <table:table-cell table:style-name="Table13.B2" office:value-type="string">
            <text:p text:style-name="P103">Right to Left</text:p>
          </table:table-cell>
        </table:table-row>
        <table:table-row>
          <table:table-cell table:style-name="Table13.A2" office:value-type="string">
            <text:p text:style-name="P103">Comma Operator</text:p>
            <text:p text:style-name="P103">,</text:p>
          </table:table-cell>
          <table:table-cell table:style-name="Table13.B2" office:value-type="string">
            <text:p text:style-name="P103">Right to Left</text:p>
          </table:table-cell>
        </table:table-row>
        <table:table-row>
          <table:table-cell table:style-name="Table13.A2" office:value-type="string">
            <text:p text:style-name="P105"/>
          </table:table-cell>
          <table:table-cell table:style-name="Table13.B2" office:value-type="string">
            <text:p text:style-name="P105"/>
          </table:table-cell>
        </table:table-row>
      </table:table>
      <text:p text:style-name="P66"/>
      <text:p text:style-name="P63">priority – different precedence. </text:p>
      <text:p text:style-name="P64"><text:span text:style-name="T50">Association – same precedence (same priority operation). <text:s/></text:span><text:tab/> </text:p>
      <text:p text:style-name="P63">The <text:span text:style-name="T51">operators precedence are :-</text:span></text:p>
      <text:p text:style-name="P63"/>
      <text:p text:style-name="P146">Conditional Statement.</text:p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166">Condition </text:p>
          </table:table-cell>
          <table:table-cell table:style-name="Table14.B1" office:value-type="string">
            <text:p text:style-name="P166">Example Program</text:p>
          </table:table-cell>
        </table:table-row>
        <table:table-row>
          <table:table-cell table:style-name="Table14.A2" office:value-type="string">
            <text:p text:style-name="P104">If </text:p>
          </table:table-cell>
          <table:table-cell table:style-name="Table14.B2" office:value-type="string">
            <text:p text:style-name="P56">int number;</text:p>
            <text:p text:style-name="P85">if ( number &gt; 0)</text:p>
            <text:p text:style-name="P85">{</text:p>
            <text:p text:style-name="P85">printf(“Number is greater”);</text:p>
            <text:p text:style-name="P85"><text:span text:style-name="T54">p</text:span>rintf(“Number is positive also”);</text:p>
            <text:p text:style-name="P85">} // we need braces for compound statment in if block</text:p>
          </table:table-cell>
        </table:table-row>
        <table:table-row>
          <table:table-cell table:style-name="Table14.A2" office:value-type="string">
            <text:p text:style-name="P104">If else</text:p>
          </table:table-cell>
          <table:table-cell table:style-name="Table14.B2" office:value-type="string">
            <text:p text:style-name="P56">int number;</text:p>
            <text:p text:style-name="P84">if ( number &gt; 0)</text:p>
            <text:p text:style-name="P84">{</text:p>
            <text:p text:style-name="P84">printf(“Number is greater”);</text:p>
            <text:p text:style-name="P131">}</text:p>
            <text:p text:style-name="P84">else </text:p>
            <text:p text:style-name="P84">printf(“Number is not valid”);</text:p>
          </table:table-cell>
        </table:table-row>
        <table:table-row>
          <table:table-cell table:style-name="Table14.A2" office:value-type="string">
            <text:p text:style-name="P104">Nested if</text:p>
          </table:table-cell>
          <table:table-cell table:style-name="Table14.B2" office:value-type="string">
            <text:p text:style-name="P56">int number;</text:p>
            <text:p text:style-name="P84">if ( number &gt; =0)</text:p>
            <text:p text:style-name="P84">{</text:p>
            <text:p text:style-name="P84">printf(“Number is greater”);</text:p>
            <text:p text:style-name="P84">if (number == 0 )</text:p>
            <text:p text:style-name="P84">{</text:p>
            <text:p text:style-name="P84">printf(“Number is zero”);</text:p>
            <text:p text:style-name="P87">}</text:p>
            <text:p text:style-name="P84">if (number &gt; 0)</text:p>
            <text:p text:style-name="P84">{</text:p>
            <text:p text:style-name="P84">printf(“Number is positive”);</text:p>
            <text:p text:style-name="P84">}</text:p>
            <text:p text:style-name="P84">}</text:p>
          </table:table-cell>
        </table:table-row>
        <table:table-row>
          <table:table-cell table:style-name="Table14.A2" office:value-type="string">
            <text:p text:style-name="P104">Nested if else(else if ladder)</text:p>
          </table:table-cell>
          <table:table-cell table:style-name="Table14.B2" office:value-type="string">
            <text:p text:style-name="P56">int number;</text:p>
            <text:p text:style-name="P84">if ( number &gt; =0)</text:p>
            <text:p text:style-name="P84">{</text:p>
            <text:p text:style-name="P84">printf(“Number is greater”);</text:p>
            <text:p text:style-name="P84"><text:span text:style-name="T54">i</text:span>f (number == 0 )</text:p>
            <text:p text:style-name="P84">{</text:p>
            <text:p text:style-name="P84">printf(“Number is zero”);</text:p>
            <text:p text:style-name="P84">}</text:p>
            <text:p text:style-name="P84">else</text:p>
            <text:p text:style-name="P84">{</text:p>
            <text:p text:style-name="P84">printf(“Number is positive”);</text:p>
            <text:p text:style-name="P84">}</text:p>
            <text:p text:style-name="P87">}</text:p>
            <text:p text:style-name="P84"/>
          </table:table-cell>
        </table:table-row>
        <table:table-row>
          <table:table-cell table:style-name="Table14.A2" office:value-type="string">
            <text:p text:style-name="P104">Switch</text:p>
          </table:table-cell>
          <table:table-cell table:style-name="Table14.B2" office:value-type="string">
            <text:p text:style-name="P56">int number;</text:p>
            <text:p text:style-name="P84"><text:soft-page-break/>switch (number)</text:p>
            <text:p text:style-name="P86">{</text:p>
            <text:p text:style-name="P84">case 0 : </text:p>
            <text:p text:style-name="P84">printf (“number is zero ”);</text:p>
            <text:p text:style-name="P74"><text:span text:style-name="T39">break; // break is mandotary for each block </text:span><text:span text:style-name="T38"><text:tab/></text:span></text:p>
            <text:p text:style-name="P86">case 1: </text:p>
            <text:p text:style-name="P74"><text:span text:style-name="T38">printf (“number is </text:span><text:span text:style-name="T39">postive</text:span><text:span text:style-name="T38">”);</text:span></text:p>
            <text:p text:style-name="P86">break;</text:p>
            <text:p text:style-name="P86">default :</text:p>
            <text:p text:style-name="P74"><text:span text:style-name="T38">printf (“</text:span><text:span text:style-name="T39">the number is %d</text:span><text:span text:style-name="T38">”, </text:span><text:span text:style-name="T39">number</text:span><text:span text:style-name="T38">);</text:span></text:p>
            <text:p text:style-name="P84">}</text:p>
          </table:table-cell>
        </table:table-row>
      </table:table>
      <text:p text:style-name="P65"/>
      <text:p text:style-name="P60">// <text:span text:style-name="T53">case switches work only for character and integers</text:span></text:p>
      <text:p text:style-name="P60">//<text:span text:style-name="T53">Default statment is optional.</text:span></text:p>
      <text:p text:style-name="P60">//<text:span text:style-name="T53">multiplse cases can also be possible in a single switch case. </text:span></text:p>
      <text:p text:style-name="P149">Class - 4</text:p>
      <text:p text:style-name="P150">Date: 24-02-2017</text:p>
      <text:p text:style-name="P147"><text:span text:style-name="T52">L</text:span>oops</text:p>
      <text:p text:style-name="P138">Loops are useful for excuting a particular block for number of times.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62">Loop type</text:p>
          </table:table-cell>
          <table:table-cell table:style-name="Table15.A1" office:value-type="string">
            <text:p text:style-name="P162">Syntax</text:p>
          </table:table-cell>
          <table:table-cell table:style-name="Table15.C1" office:value-type="string">
            <text:p text:style-name="P163">Sample program</text:p>
          </table:table-cell>
        </table:table-row>
        <table:table-row>
          <table:table-cell table:style-name="Table15.A2" office:value-type="string">
            <text:p text:style-name="P156">for</text:p>
          </table:table-cell>
          <table:table-cell table:style-name="Table15.A2" office:value-type="string">
            <text:p text:style-name="P133">for(intialization; condition; conditional updater) </text:p>
            <text:p text:style-name="P133">// <text:span text:style-name="T55">use when number of iteration are known. </text:span></text:p>
          </table:table-cell>
          <table:table-cell table:style-name="Table15.C2" office:value-type="string">
            <text:p text:style-name="P121">int number = 20 , counter = 0;</text:p>
            <text:p text:style-name="P134">for (counter = 0; counter &lt; number ; counter ++ )</text:p>
            <text:p text:style-name="P135">{<text:tab/></text:p>
            <text:p text:style-name="P135">printf(“%d”, counter);</text:p>
            <text:p text:style-name="P134">}</text:p>
          </table:table-cell>
        </table:table-row>
        <table:table-row>
          <table:table-cell table:style-name="Table15.A2" office:value-type="string">
            <text:p text:style-name="P156">while</text:p>
          </table:table-cell>
          <table:table-cell table:style-name="Table15.A2" office:value-type="string">
            <text:p text:style-name="P133">while (condition)</text:p>
            <text:p text:style-name="P133"><text:s/>// <text:span text:style-name="T55">use when number of iteration are unknown</text:span></text:p>
          </table:table-cell>
          <table:table-cell table:style-name="Table15.C2" office:value-type="string">
            <text:p text:style-name="P135"><text:span text:style-name="T55">int number;</text:span></text:p>
            <text:p text:style-name="P135"><text:span text:style-name="T55">while (number &lt;10)</text:span></text:p>
            <text:p text:style-name="P135"><text:span text:style-name="T55">{</text:span></text:p>
            <text:p text:style-name="P135"><text:span text:style-name="T55">printf(“%d <text:s/>number \n”, number);</text:span></text:p>
            <text:p text:style-name="P135"><text:span text:style-name="T55">number ++;</text:span></text:p>
            <text:p text:style-name="P134"><text:span text:style-name="T55">}</text:span></text:p>
          </table:table-cell>
        </table:table-row>
        <table:table-row>
          <table:table-cell table:style-name="Table15.A2" office:value-type="string">
            <text:p text:style-name="P156">Do while</text:p>
          </table:table-cell>
          <table:table-cell table:style-name="Table15.A2" office:value-type="string">
            <text:p text:style-name="P133">do while (condition with semicolon at the end).</text:p>
          </table:table-cell>
          <table:table-cell table:style-name="Table15.C2" office:value-type="string">
            <text:p text:style-name="P136"><text:span text:style-name="T56">int number = 0;</text:span></text:p>
            <text:p text:style-name="P136">do</text:p>
            <text:p text:style-name="P136"><text:span text:style-name="T57">{</text:span></text:p>
            <text:p text:style-name="P136">printf(“%d”,number);</text:p>
            <text:p text:style-name="P136">number ++;</text:p>
            <text:p text:style-name="P136">}while (number &lt;10);</text:p>
            <text:p text:style-name="P142">printf(“%d”,number);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1" fo:font-family="'Liberation Serif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52:08.989856858</meta:creation-date>
    <dc:date>2017-02-27T10:27:35.340219547</dc:date>
    <meta:editing-duration>PT3H1M12S</meta:editing-duration>
    <meta:editing-cycles>23</meta:editing-cycles>
    <meta:generator>LibreOffice/4.2.3.3$Linux_X86_64 LibreOffice_project/420m0$Build-3</meta:generator>
    <meta:document-statistic meta:table-count="15" meta:image-count="0" meta:object-count="0" meta:page-count="9" meta:paragraph-count="525" meta:word-count="1891" meta:character-count="10826" meta:non-whitespace-character-count="9186"/>
  </office:meta>
</office:document-meta>
</file>